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8in"/>
    </style:style>
    <style:style style:name="co2" style:family="table-column">
      <style:table-column-properties fo:break-before="auto" style:column-width="2.0417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0.4272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437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0.3228in"/>
    </style:style>
    <style:style style:name="co11" style:family="table-column">
      <style:table-column-properties fo:break-before="auto" style:column-width="0.3126in"/>
    </style:style>
    <style:style style:name="co12" style:family="table-column">
      <style:table-column-properties fo:break-before="auto" style:column-width="0.2917in"/>
    </style:style>
    <style:style style:name="co13" style:family="table-column">
      <style:table-column-properties fo:break-before="auto" style:column-width="0.3646in"/>
    </style:style>
    <style:style style:name="co14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0.5311in"/>
    </style:style>
    <style:style style:name="co16" style:family="table-column">
      <style:table-column-properties fo:break-before="auto" style:column-width="0.5835in"/>
    </style:style>
    <style:style style:name="co17" style:family="table-column">
      <style:table-column-properties fo:break-before="auto" style:column-width="0.4898in"/>
    </style:style>
    <style:style style:name="co18" style:family="table-column">
      <style:table-column-properties fo:break-before="auto" style:column-width="0.552in"/>
    </style:style>
    <style:style style:name="co19" style:family="table-column">
      <style:table-column-properties fo:break-before="auto" style:column-width="0.7291in"/>
    </style:style>
    <style:style style:name="co20" style:family="table-column">
      <style:table-column-properties fo:break-before="auto" style:column-width="0.7083in"/>
    </style:style>
    <style:style style:name="co21" style:family="table-column">
      <style:table-column-properties fo:break-before="auto" style:column-width="0.6563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448in"/>
    </style:style>
    <style:style style:name="co24" style:family="table-column">
      <style:table-column-properties fo:break-before="auto" style:column-width="0.4689in"/>
    </style:style>
    <style:style style:name="co25" style:family="table-column">
      <style:table-column-properties fo:break-before="auto" style:column-width="0.4165in"/>
    </style:style>
    <style:style style:name="co26" style:family="table-column">
      <style:table-column-properties fo:break-before="auto" style:column-width="0.2398in"/>
    </style:style>
    <style:style style:name="co27" style:family="table-column">
      <style:table-column-properties fo:break-before="auto" style:column-width="0.4063in"/>
    </style:style>
    <style:style style:name="co28" style:family="table-column">
      <style:table-column-properties fo:break-before="auto" style:column-width="0.3543in"/>
    </style:style>
    <style:style style:name="co29" style:family="table-column">
      <style:table-column-properties fo:break-before="auto" style:column-width="0.7189in"/>
    </style:style>
    <style:style style:name="co30" style:family="table-column">
      <style:table-column-properties fo:break-before="auto" style:column-width="0.6772in"/>
    </style:style>
    <style:style style:name="co31" style:family="table-column">
      <style:table-column-properties fo:break-before="auto" style:column-width="0.6665in"/>
    </style:style>
    <style:style style:name="co32" style:family="table-column">
      <style:table-column-properties fo:break-before="auto" style:column-width="0.6043in"/>
    </style:style>
    <style:style style:name="co33" style:family="table-column">
      <style:table-column-properties fo:break-before="auto" style:column-width="0.9272in"/>
    </style:style>
    <style:style style:name="co34" style:family="table-column">
      <style:table-column-properties fo:break-before="auto" style:column-width="0.6354in"/>
    </style:style>
    <style:style style:name="co35" style:family="table-column">
      <style:table-column-properties fo:break-before="auto" style:column-width="0.7398in"/>
    </style:style>
    <style:style style:name="co36" style:family="table-column">
      <style:table-column-properties fo:break-before="auto" style:column-width="1.6665in"/>
    </style:style>
    <style:style style:name="co37" style:family="table-column">
      <style:table-column-properties fo:break-before="auto" style:column-width="2.4689in"/>
    </style:style>
    <style:style style:name="co38" style:family="table-column">
      <style:table-column-properties fo:break-before="auto" style:column-width="1.3957in"/>
    </style:style>
    <style:style style:name="co39" style:family="table-column">
      <style:table-column-properties fo:break-before="auto" style:column-width="0.8957in"/>
    </style:style>
    <style:style style:name="co40" style:family="table-column">
      <style:table-column-properties fo:break-before="auto" style:column-width="0.75in"/>
    </style:style>
    <style:style style:name="co41" style:family="table-column">
      <style:table-column-properties fo:break-before="auto" style:column-width="1.5311in"/>
    </style:style>
    <style:style style:name="co42" style:family="table-column">
      <style:table-column-properties fo:break-before="auto" style:column-width="0.8126in"/>
    </style:style>
    <style:style style:name="co43" style:family="table-column">
      <style:table-column-properties fo:break-before="auto" style:column-width="1.448in"/>
    </style:style>
    <style:style style:name="co44" style:family="table-column">
      <style:table-column-properties fo:break-before="auto" style:column-width="0.198in"/>
    </style:style>
    <style:style style:name="co45" style:family="table-column">
      <style:table-column-properties fo:break-before="auto" style:column-width="0.3327in"/>
    </style:style>
    <style:style style:name="co46" style:family="table-column">
      <style:table-column-properties fo:break-before="auto" style:column-width="0.311in"/>
    </style:style>
    <style:style style:name="co47" style:family="table-column">
      <style:table-column-properties fo:break-before="auto" style:column-width="0.4555in"/>
    </style:style>
    <style:style style:name="co48" style:family="table-column">
      <style:table-column-properties fo:break-before="auto" style:column-width="0.3854in"/>
    </style:style>
    <style:style style:name="co49" style:family="table-column">
      <style:table-column-properties fo:break-before="auto" style:column-width="0.2689in"/>
    </style:style>
    <style:style style:name="co50" style:family="table-column">
      <style:table-column-properties fo:break-before="auto" style:column-width="0.4374in"/>
    </style:style>
    <style:style style:name="co51" style:family="table-column">
      <style:table-column-properties fo:break-before="auto" style:column-width="0.2189in"/>
    </style:style>
    <style:style style:name="co52" style:family="table-column">
      <style:table-column-properties fo:break-before="auto" style:column-width="0.3335in"/>
    </style:style>
    <style:style style:name="co53" style:family="table-column">
      <style:table-column-properties fo:break-before="auto" style:column-width="0.2083in"/>
    </style:style>
    <style:style style:name="co54" style:family="table-column">
      <style:table-column-properties fo:break-before="auto" style:column-width="0.3752in"/>
    </style:style>
    <style:style style:name="co55" style:family="table-column">
      <style:table-column-properties fo:break-before="auto" style:column-width="1in"/>
    </style:style>
    <style:style style:name="co56" style:family="table-column">
      <style:table-column-properties fo:break-before="auto" style:column-width="0.9791in"/>
    </style:style>
    <style:style style:name="co57" style:family="table-column">
      <style:table-column-properties fo:break-before="auto" style:column-width="0.8752in"/>
    </style:style>
    <style:style style:name="co58" style:family="table-column">
      <style:table-column-properties fo:break-before="auto" style:column-width="0.7602in"/>
    </style:style>
    <style:style style:name="co59" style:family="table-column">
      <style:table-column-properties fo:break-before="auto" style:column-width="0.5626in"/>
    </style:style>
    <style:style style:name="co60" style:family="table-column">
      <style:table-column-properties fo:break-before="auto" style:column-width="0.3957in"/>
    </style:style>
    <style:style style:name="co61" style:family="table-column">
      <style:table-column-properties fo:break-before="auto" style:column-width="1.3335in"/>
    </style:style>
    <style:style style:name="co62" style:family="table-column">
      <style:table-column-properties fo:break-before="auto" style:column-width="0.6189in"/>
    </style:style>
    <style:style style:name="co63" style:family="table-column">
      <style:table-column-properties fo:break-before="auto" style:column-width="0.5445in"/>
    </style:style>
    <style:style style:name="co64" style:family="table-column">
      <style:table-column-properties fo:break-before="auto" style:column-width="0.3638in"/>
    </style:style>
    <style:style style:name="co65" style:family="table-column">
      <style:table-column-properties fo:break-before="auto" style:column-width="0.4492in"/>
    </style:style>
    <style:style style:name="co66" style:family="table-column">
      <style:table-column-properties fo:break-before="auto" style:column-width="0.7665in"/>
    </style:style>
    <style:style style:name="co67" style:family="table-column">
      <style:table-column-properties fo:break-before="auto" style:column-width="0.4598in"/>
    </style:style>
    <style:style style:name="co68" style:family="table-column">
      <style:table-column-properties fo:break-before="auto" style:column-width="0.6291in"/>
    </style:style>
    <style:style style:name="co69" style:family="table-column">
      <style:table-column-properties fo:break-before="auto" style:column-width="0.5547in"/>
    </style:style>
    <style:style style:name="co70" style:family="table-column">
      <style:table-column-properties fo:break-before="auto" style:column-width="0.3429in"/>
    </style:style>
    <style:style style:name="co71" style:family="table-column">
      <style:table-column-properties fo:break-before="auto" style:column-width="1.7417in"/>
    </style:style>
    <style:style style:name="co72" style:family="table-column">
      <style:table-column-properties fo:break-before="auto" style:column-width="0.4173in"/>
    </style:style>
    <style:style style:name="co73" style:family="table-column">
      <style:table-column-properties fo:break-before="auto" style:column-width="0.5866in"/>
    </style:style>
    <style:style style:name="co74" style:family="table-column">
      <style:table-column-properties fo:break-before="auto" style:column-width="0.5228in"/>
    </style:style>
    <style:style style:name="co75" style:family="table-column">
      <style:table-column-properties fo:break-before="auto" style:column-width="0.5339in"/>
    </style:style>
    <style:style style:name="co76" style:family="table-column">
      <style:table-column-properties fo:break-before="auto" style:column-width="0.778in"/>
    </style:style>
    <style:style style:name="co77" style:family="table-column">
      <style:table-column-properties fo:break-before="auto" style:column-width="0.7244in"/>
    </style:style>
    <style:style style:name="co78" style:family="table-column">
      <style:table-column-properties fo:break-before="auto" style:column-width="0.4382in"/>
    </style:style>
    <style:style style:name="co79" style:family="table-column">
      <style:table-column-properties fo:break-before="auto" style:column-width="1.1799in"/>
    </style:style>
    <style:style style:name="co80" style:family="table-column">
      <style:table-column-properties fo:break-before="auto" style:column-width="0.4701in"/>
    </style:style>
    <style:style style:name="co81" style:family="table-column">
      <style:table-column-properties fo:break-before="auto" style:column-width="0.6717in"/>
    </style:style>
    <style:style style:name="co82" style:family="table-column">
      <style:table-column-properties fo:break-before="auto" style:column-width="0.8091in"/>
    </style:style>
    <style:style style:name="co83" style:family="table-column">
      <style:table-column-properties fo:break-before="auto" style:column-width="0.3535in"/>
    </style:style>
    <style:style style:name="co84" style:family="table-column">
      <style:table-column-properties fo:break-before="auto" style:column-width="0.9575in"/>
    </style:style>
    <style:style style:name="co85" style:family="table-column">
      <style:table-column-properties fo:break-before="auto" style:column-width="0.5764in"/>
    </style:style>
    <style:style style:name="co86" style:family="table-column">
      <style:table-column-properties fo:break-before="auto" style:column-width="0.4071in"/>
    </style:style>
    <style:style style:name="co87" style:family="table-column">
      <style:table-column-properties fo:break-before="auto" style:column-width="0.8516in"/>
    </style:style>
    <style:style style:name="co88" style:family="table-column">
      <style:table-column-properties fo:break-before="auto" style:column-width="0.6398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1.1272in"/>
    </style:style>
    <style:style style:name="co91" style:family="table-column">
      <style:table-column-properties fo:break-before="auto" style:column-width="0.9783in"/>
    </style:style>
    <style:style style:name="co92" style:family="table-column">
      <style:table-column-properties fo:break-before="auto" style:column-width="0.4807in"/>
    </style:style>
    <style:style style:name="co93" style:family="table-column">
      <style:table-column-properties fo:break-before="auto" style:column-width="0.5126in"/>
    </style:style>
    <style:style style:name="co94" style:family="table-column">
      <style:table-column-properties fo:break-before="auto" style:column-width="0.7138in"/>
    </style:style>
    <style:style style:name="co95" style:family="table-column">
      <style:table-column-properties fo:break-before="auto" style:column-width="0.8835in"/>
    </style:style>
    <style:style style:name="co96" style:family="table-column">
      <style:table-column-properties fo:break-before="auto" style:column-width="1.2118in"/>
    </style:style>
    <style:style style:name="co97" style:family="table-column">
      <style:table-column-properties fo:break-before="auto" style:column-width="0.8925in"/>
    </style:style>
    <style:style style:name="co98" style:family="table-column">
      <style:table-column-properties fo:break-before="auto" style:column-width="0.8201in"/>
    </style:style>
    <style:style style:name="co99" style:family="table-column">
      <style:table-column-properties fo:break-before="auto" style:column-width="1.0319in"/>
    </style:style>
    <style:style style:name="co100" style:family="table-column">
      <style:table-column-properties fo:break-before="auto" style:column-width="0.8307in"/>
    </style:style>
    <style:style style:name="co101" style:family="table-column">
      <style:table-column-properties fo:break-before="auto" style:column-width="0.2264in"/>
    </style:style>
    <style:style style:name="co102" style:family="table-column">
      <style:table-column-properties fo:break-before="auto" style:column-width="0.2366in"/>
    </style:style>
    <style:style style:name="co103" style:family="table-column">
      <style:table-column-properties fo:break-before="auto" style:column-width="0.2055in"/>
    </style:style>
    <style:style style:name="co104" style:family="table-column">
      <style:table-column-properties fo:break-before="auto" style:column-width="0.7882in"/>
    </style:style>
    <style:style style:name="co105" style:family="table-column">
      <style:table-column-properties fo:break-before="auto" style:column-width="0.6819in"/>
    </style:style>
    <style:style style:name="co106" style:family="table-column">
      <style:table-column-properties fo:break-before="auto" style:column-width="1.1484in"/>
    </style:style>
    <style:style style:name="co107" style:family="table-column">
      <style:table-column-properties fo:break-before="auto" style:column-width="1.2335in"/>
    </style:style>
    <style:style style:name="ro1" style:family="table-row">
      <style:table-row-properties style:row-height="0.2138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number:boolean-style style:name="N5099" number:language="en" number:country="US">
      <number:boolean/>
    </number:boolean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8" style:family="table-cell" style:parent-style-name="Default" style:data-style-name="N5099">
      <style:table-cell-properties fo:background-color="transparen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 style:data-style-name="N5001">
      <style:table-cell-properties fo:background-color="transparent"/>
    </style:style>
    <style:style style:name="ce11" style:family="table-cell" style:parent-style-name="Default" style:data-style-name="N5000">
      <style:table-cell-properties fo:background-color="transparent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WeaponsMechOnly" table:style-name="ta1">
        <table:table-column table:style-name="co1" table:default-cell-style-name="ce3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6" table:default-cell-style-name="ce2"/>
        <table:table-column table:style-name="co18" table:default-cell-style-name="ce2"/>
        <table:table-column table:style-name="co17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20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number-columns-repeated="2" table:default-cell-style-name="ce2"/>
        <table:table-column table:style-name="co22" table:default-cell-style-name="ce2"/>
        <table:table-column table:style-name="co16" table:default-cell-style-name="ce2"/>
        <table:table-column table:style-name="co17" table:default-cell-style-name="ce2"/>
        <table:table-column table:style-name="co16" table:default-cell-style-name="ce2"/>
        <table:table-column table:style-name="co18" table:default-cell-style-name="ce2"/>
        <table:table-column table:style-name="co17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23" table:default-cell-style-name="ce2"/>
        <table:table-column table:style-name="co4" table:default-cell-style-name="ce2"/>
        <table:table-column table:style-name="co24" table:number-columns-repeated="2" table:default-cell-style-name="ce2"/>
        <table:table-column table:style-name="co16" table:default-cell-style-name="ce2"/>
        <table:table-column table:style-name="co4" table:default-cell-style-name="ce2"/>
        <table:table-column table:style-name="co25" table:default-cell-style-name="ce2"/>
        <table:table-column table:style-name="co16" table:default-cell-style-name="ce2"/>
        <table:table-column table:style-name="co26" table:number-columns-repeated="3" table:default-cell-style-name="ce2"/>
        <table:table-column table:style-name="co9" table:number-columns-repeated="3" table:default-cell-style-name="ce2"/>
        <table:table-column table:style-name="co16" table:default-cell-style-name="ce2"/>
        <table:table-column table:style-name="co27" table:default-cell-style-name="ce2"/>
        <table:table-column table:style-name="co7" table:default-cell-style-name="ce2"/>
        <table:table-column table:style-name="co4" table:default-cell-style-name="ce2"/>
        <table:table-column table:style-name="co23" table:default-cell-style-name="ce2"/>
        <table:table-column table:style-name="co25" table:default-cell-style-name="ce2"/>
        <table:table-column table:style-name="co28" table:default-cell-style-name="ce2"/>
        <table:table-column table:style-name="co9" table:number-columns-repeated="3" table:default-cell-style-name="ce2"/>
        <table:table-column table:style-name="co16" table:default-cell-style-name="ce2"/>
        <table:table-column table:style-name="co28" table:number-columns-repeated="2" table:default-cell-style-name="ce2"/>
        <table:table-column table:style-name="co16" table:number-columns-repeated="2" table:default-cell-style-name="ce2"/>
        <table:table-column table:style-name="co17" table:number-columns-repeated="2" table:default-cell-style-name="ce2"/>
        <table:table-column table:style-name="co16" table:number-columns-repeated="3" table:default-cell-style-name="ce2"/>
        <table:table-column table:style-name="co29" table:default-cell-style-name="ce2"/>
        <table:table-column table:style-name="co30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31" table:default-cell-style-name="ce2"/>
        <table:table-column table:style-name="co16" table:default-cell-style-name="ce2"/>
        <table:table-column table:style-name="co32" table:default-cell-style-name="ce2"/>
        <table:table-column table:style-name="co33" table:default-cell-style-name="ce2"/>
        <table:table-column table:style-name="co31" table:default-cell-style-name="ce2"/>
        <table:table-column table:style-name="co16" table:number-columns-repeated="3" table:default-cell-style-name="ce2"/>
        <table:table-column table:style-name="co34" table:default-cell-style-name="ce2"/>
        <table:table-column table:style-name="co16" table:number-columns-repeated="2" table:default-cell-style-name="ce2"/>
        <table:table-column table:style-name="co29" table:default-cell-style-name="ce2"/>
        <table:table-column table:style-name="co21" table:default-cell-style-name="ce2"/>
        <table:table-column table:style-name="co16" table:number-columns-repeated="3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156" table:default-cell-style-name="ce2"/>
        <table:table-column table:style-name="co40" table:number-columns-repeated="763" table:default-cell-style-name="ce3"/>
        <table:table-row table:style-name="ro1">
          <table:table-cell table:style-name="ce1"/>
          <table:table-cell table:style-name="ce4" office:value-type="string">
            <text:p>Names</text:p>
          </table:table-cell>
          <table:table-cell table:style-name="ce4"/>
          <table:table-cell table:style-name="ce5"/>
          <table:table-cell table:style-name="ce4" office:value-type="string">
            <text:p>Strings</text:p>
          </table:table-cell>
          <table:table-cell table:style-name="ce5"/>
          <table:table-cell table:style-name="ce6" office:value-type="string">
            <text:p>Weapon</text:p>
          </table:table-cell>
          <table:table-cell table:style-name="ce4" office:value-type="string">
            <text:p>Rules</text:p>
          </table:table-cell>
          <table:table-cell table:style-name="ce4" table:number-columns-repeated="5"/>
          <table:table-cell table:style-name="ce4" office:value-type="string">
            <text:p>Inner Sphere Availability</text:p>
          </table:table-cell>
          <table:table-cell table:style-name="ce5" table:number-columns-repeated="7"/>
          <table:table-cell table:style-name="ce9"/>
          <table:table-cell table:style-name="ce5"/>
          <table:table-cell table:style-name="ce9"/>
          <table:table-cell table:style-name="ce5" table:number-columns-repeated="2"/>
          <table:table-cell table:style-name="ce9"/>
          <table:table-cell table:style-name="ce5" table:number-columns-repeated="3"/>
          <table:table-cell table:style-name="ce4" office:value-type="string">
            <text:p>Clan Availability</text:p>
          </table:table-cell>
          <table:table-cell table:style-name="ce5" table:number-columns-repeated="16"/>
          <table:table-cell table:style-name="ce4" office:value-type="string">
            <text:p>Stats</text:p>
          </table:table-cell>
          <table:table-cell table:style-name="ce5" table:number-columns-repeated="5"/>
          <table:table-cell table:style-name="ce4" office:value-type="string">
            <text:p>Heat</text:p>
          </table:table-cell>
          <table:table-cell table:style-name="ce4" office:value-type="string">
            <text:p>To Hit</text:p>
          </table:table-cell>
          <table:table-cell table:style-name="ce5" table:number-columns-repeated="2"/>
          <table:table-cell table:style-name="ce4" office:value-type="string">
            <text:p>Damage</text:p>
          </table:table-cell>
          <table:table-cell table:style-name="ce5" table:number-columns-repeated="8"/>
          <table:table-cell table:style-name="ce4" office:value-type="string">
            <text:p>Range</text:p>
          </table:table-cell>
          <table:table-cell table:style-name="ce5" table:number-columns-repeated="3"/>
          <table:table-cell table:style-name="ce4" office:value-type="string">
            <text:p>Ammo</text:p>
          </table:table-cell>
          <table:table-cell table:style-name="ce5" table:number-columns-repeated="3"/>
          <table:table-cell table:style-name="ce4" office:value-type="string">
            <text:p>Mech Allocations</text:p>
          </table:table-cell>
          <table:table-cell table:style-name="ce5" table:number-columns-repeated="4"/>
          <table:table-cell table:style-name="Default"/>
          <table:table-cell table:style-name="ce5"/>
          <table:table-cell table:style-name="ce5" office:value-type="string">
            <text:p>Vehicle Allocations</text:p>
          </table:table-cell>
          <table:table-cell table:style-name="ce5" table:number-columns-repeated="4"/>
          <table:table-cell table:style-name="ce4" office:value-type="string">
            <text:p>Requirements</text:p>
          </table:table-cell>
          <table:table-cell table:style-name="ce5" table:number-columns-repeated="2"/>
          <table:table-cell table:style-name="ce4" office:value-type="string">
            <text:p>Specials</text:p>
          </table:table-cell>
          <table:table-cell table:style-name="ce5" table:number-columns-repeated="171"/>
          <table:table-cell table:style-name="ce1" table:number-columns-repeated="763"/>
        </table:table-row>
        <table:table-row table:style-name="ro2">
          <table:table-cell table:style-name="ce1" office:value-type="string">
            <text:p>Actual Name</text:p>
          </table:table-cell>
          <table:table-cell table:style-name="ce1" office:value-type="string">
            <text:p>Crit Name</text:p>
          </table:table-cell>
          <table:table-cell table:style-name="ce1" office:value-type="string">
            <text:p>Lookup Name</text:p>
          </table:table-cell>
          <table:table-cell table:style-name="ce1" office:value-type="string">
            <text:p>MM 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pecials</text:p>
          </table:table-cell>
          <table:table-cell table:style-name="ce6" office:value-type="string">
            <text:p>Class</text:p>
          </table:table-cell>
          <table:table-cell table:style-name="ce1" office:value-type="string">
            <text:p>Tbase</text:p>
          </table:table-cell>
          <table:table-cell table:style-name="ce1" office:value-type="string">
            <text:p>BM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CV</text:p>
          </table:table-cell>
          <table:table-cell table:style-name="ce1" office:value-type="string">
            <text:p>AF</text:p>
          </table:table-cell>
          <table:table-cell table:style-name="ce1" office:value-type="string">
            <text:p>CF</text:p>
          </table:table-cell>
          <table:table-cell table:style-name="ce1" office:value-type="string">
            <text:p>Tech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SW</text:p>
          </table:table-cell>
          <table:table-cell table:style-name="ce1" office:value-type="string">
            <text:p>CI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ntro</text:p>
          </table:table-cell>
          <table:table-cell table:style-name="ce1" office:value-type="string">
            <text:p>Ifac</text:p>
          </table:table-cell>
          <table:table-cell table:style-name="ce1" office:value-type="string">
            <text:p>Extinct</text:p>
          </table:table-cell>
          <table:table-cell table:style-name="ce9" office:value-type="string">
            <text:p>Eyear</text:p>
          </table:table-cell>
          <table:table-cell table:style-name="ce1" office:value-type="string">
            <text:p>ReIntro</text:p>
          </table:table-cell>
          <table:table-cell table:style-name="ce9" office:value-type="string">
            <text:p>RIYear</text:p>
          </table:table-cell>
          <table:table-cell table:style-name="ce1" office:value-type="string">
            <text:p>RIFac</text:p>
          </table:table-cell>
          <table:table-cell table:style-name="ce1" office:value-type="string">
            <text:p>Prototype</text:p>
          </table:table-cell>
          <table:table-cell table:style-name="ce9" office:value-type="string">
            <text:p>R&amp;DYear</text:p>
          </table:table-cell>
          <table:table-cell table:style-name="ce1" office:value-type="string">
            <text:p>R&amp;DFac</text:p>
          </table:table-cell>
          <table:table-cell table:style-name="ce1" office:value-type="string">
            <text:p>Pyear</text:p>
          </table:table-cell>
          <table:table-cell table:style-name="ce1" office:value-type="string">
            <text:p>Pfac</text:p>
          </table:table-cell>
          <table:table-cell table:style-name="ce1" office:value-type="string">
            <text:p>Tech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SW</text:p>
          </table:table-cell>
          <table:table-cell table:style-name="ce1" office:value-type="string">
            <text:p>CI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ntro</text:p>
          </table:table-cell>
          <table:table-cell table:style-name="ce1" office:value-type="string">
            <text:p>Ifac</text:p>
          </table:table-cell>
          <table:table-cell table:style-name="ce1" office:value-type="string">
            <text:p>Extinct</text:p>
          </table:table-cell>
          <table:table-cell table:style-name="ce1" office:value-type="string">
            <text:p>Eyear</text:p>
          </table:table-cell>
          <table:table-cell table:style-name="ce1" office:value-type="string">
            <text:p>ReIntro</text:p>
          </table:table-cell>
          <table:table-cell table:style-name="ce1" office:value-type="string">
            <text:p>RIYear</text:p>
          </table:table-cell>
          <table:table-cell table:style-name="ce1" office:value-type="string">
            <text:p>RIFac</text:p>
          </table:table-cell>
          <table:table-cell table:style-name="ce1" office:value-type="string">
            <text:p>Prototype</text:p>
          </table:table-cell>
          <table:table-cell table:style-name="ce1" office:value-type="string">
            <text:p>R&amp;DYear</text:p>
          </table:table-cell>
          <table:table-cell table:style-name="ce1" office:value-type="string">
            <text:p>R&amp;DFac</text:p>
          </table:table-cell>
          <table:table-cell table:style-name="ce1" office:value-type="string">
            <text:p>Pyear</text:p>
          </table:table-cell>
          <table:table-cell table:style-name="ce1" office:value-type="string">
            <text:p>Pfac</text:p>
          </table:table-cell>
          <table:table-cell table:style-name="ce1" office:value-type="string">
            <text:p>Tons</text:p>
          </table:table-cell>
          <table:table-cell table:style-name="ce1" office:value-type="string">
            <text:p>Mspc</text:p>
          </table:table-cell>
          <table:table-cell table:style-name="ce1" office:value-type="string">
            <text:p>Vspc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OBV</text:p>
          </table:table-cell>
          <table:table-cell table:style-name="ce1" office:value-type="string">
            <text:p>DBV</text:p>
          </table:table-cell>
          <table:table-cell table:style-name="ce1" office:value-type="string">
            <text:p>Ground</text:p>
          </table:table-cell>
          <table:table-cell table:style-name="ce1" office:value-type="string">
            <text:p>S</text:p>
          </table:table-cell>
          <table:table-cell table:style-name="ce1" office:value-type="string">
            <text:p>M</text:p>
          </table:table-cell>
          <table:table-cell table:style-name="ce1" office:value-type="string">
            <text:p>L</text:p>
          </table:table-cell>
          <table:table-cell table:style-name="ce1" office:value-type="string">
            <text:p>S</text:p>
          </table:table-cell>
          <table:table-cell table:style-name="ce1" office:value-type="string">
            <text:p>M</text:p>
          </table:table-cell>
          <table:table-cell table:style-name="ce1" office:value-type="string">
            <text:p>L</text:p>
          </table:table-cell>
          <table:table-cell table:style-name="ce1" office:value-type="string">
            <text:p>Cluster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CMS</text:p>
          </table:table-cell>
          <table:table-cell table:style-name="ce1" office:value-type="string">
            <text:p>CMM</text:p>
          </table:table-cell>
          <table:table-cell table:style-name="ce1" office:value-type="string">
            <text:p>CML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S</text:p>
          </table:table-cell>
          <table:table-cell table:style-name="ce1" office:value-type="string">
            <text:p>M</text:p>
          </table:table-cell>
          <table:table-cell table:style-name="ce1" office:value-type="string">
            <text:p>L</text:p>
          </table:table-cell>
          <table:table-cell table:style-name="ce1" office:value-type="string">
            <text:p>Has</text:p>
          </table:table-cell>
          <table:table-cell table:style-name="ce1" office:value-type="string">
            <text:p>Lot</text:p>
          </table:table-cell>
          <table:table-cell table:style-name="ce1" office:value-type="string">
            <text:p>Idx</text:p>
          </table:table-cell>
          <table:table-cell table:style-name="ce1" office:value-type="string">
            <text:p>Switch</text:p>
          </table:table-cell>
          <table:table-cell table:style-name="ce1" office:value-type="string">
            <text:p>HD</text:p>
          </table:table-cell>
          <table:table-cell table:style-name="ce1" office:value-type="string">
            <text:p>CT</text:p>
          </table:table-cell>
          <table:table-cell table:style-name="ce1" office:value-type="string">
            <text:p>Torso</text:p>
          </table:table-cell>
          <table:table-cell table:style-name="ce1" office:value-type="string">
            <text:p>Arms</text:p>
          </table:table-cell>
          <table:table-cell table:style-name="ce1" office:value-type="string">
            <text:p>Legs</text:p>
          </table:table-cell>
          <table:table-cell table:style-name="ce1" office:value-type="string">
            <text:p>Split</text:p>
          </table:table-cell>
          <table:table-cell table:style-name="ce1" office:value-type="string">
            <text:p>OmniArm</text:p>
          </table:table-cell>
          <table:table-cell table:style-name="ce1" office:value-type="string">
            <text:p>CV Front</text:p>
          </table:table-cell>
          <table:table-cell table:style-name="ce1" office:value-type="string">
            <text:p>CV Sides</text:p>
          </table:table-cell>
          <table:table-cell table:style-name="ce1" office:value-type="string">
            <text:p>CV Rear</text:p>
          </table:table-cell>
          <table:table-cell table:style-name="ce1" office:value-type="string">
            <text:p>CV Turret</text:p>
          </table:table-cell>
          <table:table-cell table:style-name="ce1" office:value-type="string">
            <text:p>CV Body</text:p>
          </table:table-cell>
          <table:table-cell table:style-name="ce1" office:value-type="string">
            <text:p>Fusion</text:p>
          </table:table-cell>
          <table:table-cell table:style-name="ce1" office:value-type="string">
            <text:p>Nuclear</text:p>
          </table:table-cell>
          <table:table-cell table:style-name="ce1" office:value-type="string">
            <text:p>Power Amps</text:p>
          </table:table-cell>
          <table:table-cell table:style-name="ce1" office:value-type="string">
            <text:p>OS</text:p>
          </table:table-cell>
          <table:table-cell table:style-name="ce1" office:value-type="string">
            <text:p>Streak</text:p>
          </table:table-cell>
          <table:table-cell table:style-name="ce1" office:value-type="string">
            <text:p>Ultra</text:p>
          </table:table-cell>
          <table:table-cell table:style-name="ce1" office:value-type="string">
            <text:p>Rotary</text:p>
          </table:table-cell>
          <table:table-cell table:style-name="ce1" office:value-type="string">
            <text:p>Explode</text:p>
          </table:table-cell>
          <table:table-cell table:style-name="ce1" office:value-type="string">
            <text:p>TC</text:p>
          </table:table-cell>
          <table:table-cell table:style-name="ce1" office:value-type="string">
            <text:p>Array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Insulator</text:p>
          </table:table-cell>
          <table:table-cell table:style-name="ce1" office:value-type="string">
            <text:p>Caseless</text:p>
          </table:table-cell>
          <table:table-cell table:style-name="ce1" office:value-type="string">
            <text:p>Caseless IDX</text:p>
          </table:table-cell>
          <table:table-cell table:style-name="ce1" office:value-type="string">
            <text:p>A-IV</text:p>
          </table:table-cell>
          <table:table-cell table:style-name="ce1" office:value-type="string">
            <text:p>A-IV Type</text:p>
          </table:table-cell>
          <table:table-cell table:style-name="ce1" office:value-type="string">
            <text:p>Chat Name</text:p>
          </table:table-cell>
          <table:table-cell table:style-name="ce1" office:value-type="string">
            <text:p>Book Ref</text:p>
          </table:table-cell>
          <table:table-cell table:style-name="ce1" office:value-type="string">
            <text:p>BattleForce Abilities</text:p>
          </table:table-cell>
          <table:table-cell table:style-name="ce5" table:number-columns-repeated="156"/>
          <table:table-cell table:style-name="ce1" table:number-columns-repeated="763"/>
        </table:table-row>
        <table:table-row table:style-name="ro2">
          <table:table-cell table:style-name="ce1" office:value-type="string">
            <text:p>This is the name that shows when you right-click on a piece of equipment in the chooser and go to Show Info. <text:s/>It's the full, expanded name.</text:p>
          </table:table-cell>
          <table:table-cell table:style-name="ce1" office:value-type="string">
            <text:p>This is the name that shows when you place a piece of equipment on the 'Mech, UNLESS the 'Mech is mixed tech, in which case the Lookup Name is used.</text:p>
          </table:table-cell>
          <table:table-cell table:style-name="ce1" office:value-type="string">
            <text:p>This must be a UNIQUE name that identifies the piece of equipment within the program. <text:s/>When SSW loads up a saved 'Mech, it finds all the equipment by using this name. <text:s/>If this name is not unique, SSW will use the first instance of the item with the name given that it can find.</text:p>
          </table:table-cell>
          <table:table-cell table:style-name="ce1" office:value-type="string">
            <text:p>This is the name that MegaMek uses when loading a 'Mech into their program. <text:s/>This must be one of the correct names for the item within MegaMek.</text:p>
          </table:table-cell>
          <table:table-cell table:style-name="ce1" office:value-type="string">
            <text:p>This is the equipment Type as given within the Battletech rules. <text:s/>Note that in Battletech you will sometimes see the type concatenated with the “Specials” string in the next field. <text:s/>We separate that for clarity and also for possible use within the program. <text:s/>If in doubt, look for the Type on the Battletech table and use the first value before the “/”.</text:p>
          </table:table-cell>
          <table:table-cell table:style-name="ce1" office:value-type="string">
            <text:p>This is the rest of the “Type” field, separated for clarity. <text:s/>Typically these indicate special things that the equipment can do. <text:s/>This will normally come from the Type field of the Battletech table, and comprises any values AFTER the first value and “/” is given.</text:p>
          </table:table-cell>
          <table:table-cell table:style-name="ce6" office:value-type="string">
            <text:p>This is SSW's internal Weapon Class. <text:s/>0 = Ballistic, 1 = Energy, 2 = Missile, 3 = Artillery. <text:s/>SSW will handle the item differently based on this class when performing computations.</text:p>
          </table:table-cell>
          <table:table-cell table:style-name="ce1" office:value-type="string">
            <text:p>This is the Tech Base of the item. <text:s/>0 = Inner Sphere only, 1 = Clan only, 2 = Both.</text:p>
          </table:table-cell>
          <table:table-cell table:style-name="ce1" office:value-type="string">
            <text:p>Rules level for BattleMechs. <text:s/>-1 = unallowed, 0 = Introductory, 1 = Tournament Legal, 2 = Advanced Rules, 3 = Experimental Rules, 4 = Era Specific Rules.</text:p>
          </table:table-cell>
          <table:table-cell table:style-name="ce1" office:value-type="string">
            <text:p>Rules level for IndustrialMechs. <text:s/>-1 = unallowed, 0 = Introductory, 1 = Tournament Legal, 2 = Advanced Rules, 3 = Experimental Rules, 4 = Era Specific Rules.</text:p>
          </table:table-cell>
          <table:table-cell table:style-name="ce1" office:value-type="string">
            <text:p>Rules level forCombat Vehicles. <text:s/>-1 = unallowed, 0 = Introductory, 1 = Tournament Legal, 2 = Advanced Rules, 3 = Experimental Rules, 4 = Era Specific Rules.</text:p>
          </table:table-cell>
          <table:table-cell table:style-name="ce1" office:value-type="string">
            <text:p>Rules level for Aerospace Fighters. <text:s/>-1 = unallowed, 0 = Introductory, 1 = Tournament Legal, 2 = Advanced Rules, 3 = Experimental Rules, 4 = Era Specific Rules.</text:p>
          </table:table-cell>
          <table:table-cell table:style-name="ce1" office:value-type="string">
            <text:p>Rules level for Conventional Fighters. <text:s/>-1 = unallowed, 0 = Introductory, 1 = Tournament Legal, 2 = Advanced Rules, 3 = Experimental Rules, 4 = Era Specific Rules.</text:p>
          </table:table-cell>
          <table:table-cell table:style-name="ce1" office:value-type="string">
            <text:p>The Inner Sphere Tech Level of the item. <text:s/>A value from A to F, or X is allowed. <text:s/>Please consult Tech Manual for an explanation.</text:p>
          </table:table-cell>
          <table:table-cell table:style-name="ce1" office:value-type="string">
            <text:p>The Inner Sphere Age of War/Star League Era Availability.</text:p>
          </table:table-cell>
          <table:table-cell table:style-name="ce1" office:value-type="string">
            <text:p>The Inner Sphere Succession Wars Era Availability.</text:p>
          </table:table-cell>
          <table:table-cell table:style-name="ce1" office:value-type="string">
            <text:p>The Inner Sphere Clan Invasion Era Availability.</text:p>
          </table:table-cell>
          <table:table-cell table:style-name="ce7" office:value-type="string">
            <text:p>The Inner Sphere Dark Age Era Availability</text:p>
          </table:table-cell>
          <table:table-cell table:style-name="ce1" office:value-type="string">
            <text:p>The Inner Sphere Introduction Year. <text:s/>For items that are marked as PS (Pre-Spaceflight) SSW uses an internal value of 1950. <text:s/>For items marked as ES (Early Spaceflight) SSW uses an internal value of 2000</text:p>
          </table:table-cell>
          <table:table-cell table:style-name="ce1" office:value-type="string">
            <text:p>The Inner Sphere Introduction Faction. <text:s/>This is typically abbreviated to two or three letters representing the faction. <text:s/>If the item has an intro date of PS or ES, that is instead used for the intro faction.</text:p>
          </table:table-cell>
          <table:table-cell table:style-name="ce1" office:value-type="string">
            <text:p>Whether the item went extinct at some point in its lifetime. <text:s/>This is a boolean value that must be capitalized, so values of TRUE and FALSE are the only ones allowed.</text:p>
          </table:table-cell>
          <table:table-cell table:style-name="ce9" office:value-type="string">
            <text:p>The year that the item went extinct. <text:s/>Use 0 if the item never went extinct, although SSW will simply ignore it if Extinct is set to FALSE.</text:p>
          </table:table-cell>
          <table:table-cell table:style-name="ce1" office:value-type="string">
            <text:p>If the item went extinct and was later reintroduced (like much of the “Lostech”), this should be marked as TRUE. <text:s/>Otherwise leave as FALSE. <text:s/>This value is ignored if Extinct is marked FALSE, although it is a boolean value and should have a correct value regardless.</text:p>
          </table:table-cell>
          <table:table-cell table:style-name="ce9" office:value-type="string">
            <text:p>The year that the item was reintroduced, only used if ReIntro is set to TRUE. <text:s/>Mark 0 otherwise.</text:p>
          </table:table-cell>
          <table:table-cell table:style-name="ce1" office:value-type="string">
            <text:p>The faction that reintroduced the item. <text:s/>Like the Into faction, this is a two or three letter abbreviation for the faction.</text:p>
          </table:table-cell>
          <table:table-cell table:style-name="ce1" office:value-type="string">
            <text:p>Whether the item is a prototype within the rules (typically only used for certain Tac Ops equipment). <text:s/>This is a boolean value of TRUE or FALSE.</text:p>
          </table:table-cell>
          <table:table-cell table:style-name="ce9" office:value-type="string">
            <text:p>When research and development started on the item. <text:s/>This is ignored unless Prototype is TRUE, and actually isn't used for availability at all within SSW. <text:s/>It is only informational at this time.</text:p>
          </table:table-cell>
          <table:table-cell table:style-name="ce1" office:value-type="string">
            <text:p>The faction that started R&amp;D work on this item. <text:s/>This is a two or three letter abbreviation for the faction.</text:p>
          </table:table-cell>
          <table:table-cell table:style-name="ce1" office:value-type="string">
            <text:p>The year that the first working prototype of the item was issued. <text:s/>This is ignored unless Prototype is flagged TRUE.</text:p>
          </table:table-cell>
          <table:table-cell table:style-name="ce1" office:value-type="string">
            <text:p>The faction that released the first working prototype. <text:s/>This is a two or three letter abbreviation for the faction.</text:p>
          </table:table-cell>
          <table:table-cell table:style-name="ce1" office:value-type="string">
            <text:p>The Clan Tech Level of the item. <text:s/>A value from A to F, or X is allowed. <text:s/>Please consult Tech Manual for an explanation.</text:p>
          </table:table-cell>
          <table:table-cell table:style-name="ce1" office:value-type="string">
            <text:p>The Clan Age of War/Star League Era Availability. <text:s/>This should always be set to X since the Clans didn't exist then, although SSW won't freak out about it because you can't build Clan 'Mechs in the SL era anyway.</text:p>
          </table:table-cell>
          <table:table-cell table:style-name="ce1" office:value-type="string">
            <text:p>The Clan Succession Wars Era Availability.</text:p>
          </table:table-cell>
          <table:table-cell table:style-name="ce1" office:value-type="string">
            <text:p>The Clan Clan Invasion Era Availability.</text:p>
          </table:table-cell>
          <table:table-cell table:style-name="ce7" office:value-type="string">
            <text:p>The Clan Dark Ages Era Availability</text:p>
          </table:table-cell>
          <table:table-cell table:style-name="ce1" office:value-type="string">
            <text:p>The Clan Introduction Year. <text:s/>For items that are marked as PS (Pre-Spaceflight) SSW uses an internal value of 1950. <text:s/>For items marked as ES (Early Spaceflight) SSW uses an internal value of 2000</text:p>
          </table:table-cell>
          <table:table-cell table:style-name="ce1" office:value-type="string">
            <text:p>The Clan Introduction Faction. <text:s/>This is typically abbreviated to two or three letters representing the faction. <text:s/>If the item has an intro date of PS or ES, that is instead used for the intro faction.</text:p>
          </table:table-cell>
          <table:table-cell table:style-name="ce1" office:value-type="string">
            <text:p>Whether the item went extinct at some point in its lifetime. <text:s/>This is a boolean value that must be capitalized, so values of TRUE and FALSE are the only ones allowed.</text:p>
          </table:table-cell>
          <table:table-cell table:style-name="ce9" office:value-type="string">
            <text:p>The year that the item went extinct. <text:s/>Use 0 if the item never went extinct, although SSW will simply ignore it if Extinct is set to FALSE.</text:p>
          </table:table-cell>
          <table:table-cell table:style-name="ce1" office:value-type="string">
            <text:p>If the item went extinct and was later reintroduced, this should be marked as TRUE. <text:s/>Otherwise leave as FALSE. <text:s/>Most, if not all, items of Clantech that went extinct did not get reintroduced. <text:s/>This value is ignored if Extinct is marked FALSE, although it is a boolean value and should have a correct value regardless.</text:p>
          </table:table-cell>
          <table:table-cell table:style-name="ce9" office:value-type="string">
            <text:p>The year that the item was reintroduced, only used if ReIntro is set to TRUE. <text:s/>Mark 0 otherwise.</text:p>
          </table:table-cell>
          <table:table-cell table:style-name="ce1" office:value-type="string">
            <text:p>The faction that reintroduced the item. <text:s/>Like the Into faction, this is a two or three letter abbreviation for the faction.</text:p>
          </table:table-cell>
          <table:table-cell table:style-name="ce1" office:value-type="string">
            <text:p>Whether the item is a prototype within the rules (typically only used for certain Tac Ops equipment). <text:s/>This is a boolean value of TRUE or FALSE.</text:p>
          </table:table-cell>
          <table:table-cell table:style-name="ce9" office:value-type="string">
            <text:p>When research and development started on the item. <text:s/>This is ignored unless Prototype is TRUE, and actually isn't used for availability at all within SSW. <text:s/>It is only informational at this time.</text:p>
          </table:table-cell>
          <table:table-cell table:style-name="ce1" office:value-type="string">
            <text:p>The faction that started R&amp;D work on this item. <text:s/>This is a two or three letter abbreviation for the faction.</text:p>
          </table:table-cell>
          <table:table-cell table:style-name="ce1" office:value-type="string">
            <text:p>The year that the first working prototype of the item was issued. <text:s/>This is ignored unless Prototype is flagged TRUE.</text:p>
          </table:table-cell>
          <table:table-cell table:style-name="ce1" office:value-type="string">
            <text:p>The faction that released the first working prototype. <text:s/>This is a two or three letter abbreviation for the faction.</text:p>
          </table:table-cell>
          <table:table-cell table:style-name="ce1" office:value-type="string">
            <text:p>How many tons the items weighs. <text:s/>This should follow typical Battletech values unless you plan to use it with Fractional Accounting, in which case remember that SSW rounds up to the third significant digit (0.001)</text:p>
          </table:table-cell>
          <table:table-cell table:style-name="ce1" office:value-type="string">
            <text:p>The number of “Crits” the item takes up within a 'Mech.</text:p>
          </table:table-cell>
          <table:table-cell table:style-name="ce1" office:value-type="string">
            <text:p>The number of vehicle spaces the item takes up.</text:p>
          </table:table-cell>
          <table:table-cell table:style-name="ce1" office:value-type="string">
            <text:p>The cost of the item in C-Bills</text:p>
          </table:table-cell>
          <table:table-cell table:style-name="ce1" office:value-type="string">
            <text:p>The Offensive Battle Value of the item.</text:p>
          </table:table-cell>
          <table:table-cell table:style-name="ce1" office:value-type="string">
            <text:p>The Defensive Battle Value of the item.</text:p>
          </table:table-cell>
          <table:table-cell table:style-name="ce1" office:value-type="string">
            <text:p>The amount of heat the item generates for ground units.</text:p>
          </table:table-cell>
          <table:table-cell table:style-name="ce1" office:value-type="string">
            <text:p>The to-hit modifier the item enjoys at short range.</text:p>
          </table:table-cell>
          <table:table-cell table:style-name="ce1" office:value-type="string">
            <text:p>The to-hit modifier the item enjoys at medium range.</text:p>
          </table:table-cell>
          <table:table-cell table:style-name="ce1" office:value-type="string">
            <text:p>The to-hit modifier the item enjoys at long range.</text:p>
          </table:table-cell>
          <table:table-cell table:style-name="ce1" office:value-type="string">
            <text:p>The damage the item does at short range. <text:s/>This is the FULL DAMAGE of the weapon unless it is a missile weapon, in which case use the full damage of a single missile.</text:p>
          </table:table-cell>
          <table:table-cell table:style-name="ce1" office:value-type="string">
            <text:p>The damage the item does at medium range. <text:s/>This is the FULL DAMAGE of the weapon unless it is a missile weapon, in which case use the full damage of a single missile.</text:p>
          </table:table-cell>
          <table:table-cell table:style-name="ce1" office:value-type="string">
            <text:p>The damage the item does at long range. <text:s/>This is the FULL DAMAGE of the weapon unless it is a missile weapon, in which case use the full damage of a single missile.</text:p>
          </table:table-cell>
          <table:table-cell table:style-name="ce1" office:value-type="string">
            <text:p>Whether the item can use cluster damage (Missile, LB-X, HAG, etc...). <text:s/>This is a boolean value.</text:p>
          </table:table-cell>
          <table:table-cell table:style-name="ce1" office:value-type="string">
            <text:p>The maximum number of clusters this weapon throws out. <text:s/>For instance, an LRM-20 produces 20, a HAG-40 produces 40, and an RAC-5 produces 6. <text:s/>The main difference is in If the weapon is not a cluster weapon, this should be set to the full damage of the weapon.</text:p>
          </table:table-cell>
          <table:table-cell table:style-name="ce1" office:value-type="string">
            <text:p>The grouping of the weapon's clusters, or how much damage is allowed per cluster. <text:s/>For instance, an LRM-20 and HAG-40 would be 5, and an RAC-2 would be 2.</text:p>
          </table:table-cell>
          <table:table-cell table:style-name="ce1" office:value-type="string">
            <text:p>The modifier the item enjoys on the cluster weapons table at short range.</text:p>
          </table:table-cell>
          <table:table-cell table:style-name="ce1" office:value-type="string">
            <text:p>The modifier the item enjoys on the cluster weapons table at medium range.</text:p>
          </table:table-cell>
          <table:table-cell table:style-name="ce1" office:value-type="string">
            <text:p>The modifier the item enjoys on the cluster weapons table at long range.</text:p>
          </table:table-cell>
          <table:table-cell table:style-name="ce1" office:value-type="string">
            <text:p>The minimum range, in hexes, of the item.</text:p>
          </table:table-cell>
          <table:table-cell table:style-name="ce1" office:value-type="string">
            <text:p>The short range, in hexes, of the item.</text:p>
          </table:table-cell>
          <table:table-cell table:style-name="ce1" office:value-type="string">
            <text:p>The medium range, in hexes, of the item.</text:p>
          </table:table-cell>
          <table:table-cell table:style-name="ce1" office:value-type="string">
            <text:p>The long range, in hexes, of the item.</text:p>
          </table:table-cell>
          <table:table-cell table:style-name="ce1" office:value-type="string">
            <text:p>Whether the item must have ammunition to function. <text:s/>This is a boolean value.</text:p>
          </table:table-cell>
          <table:table-cell table:style-name="ce1" office:value-type="string">
            <text:p>The size of a lot of ammunition (normally one ton's worth).</text:p>
          </table:table-cell>
          <table:table-cell table:style-name="ce1" office:value-type="string">
            <text:p>The ammunition index the weapon uses on the Ammunition table. <text:s/>When SSW searches for ammunition for this weapon, it will retrieve all ammunition with the same index.</text:p>
          </table:table-cell>
          <table:table-cell table:style-name="ce1" office:value-type="string">
            <text:p>Whether the weapon can switch ammunition (“S” special).</text:p>
          </table:table-cell>
          <table:table-cell table:style-name="ce1" office:value-type="string">
            <text:p>Can the item be allocated to the 'Mech's Head location? <text:s/>This is a boolean value. <text:s/>This would normally be set to false if the item is too big to fit (&gt;5 crits), even if the item can legally be placed there.</text:p>
          </table:table-cell>
          <table:table-cell table:style-name="ce1" office:value-type="string">
            <text:p>Can the item be allocated to the 'Mech's Center Torso location? <text:s/>This is a boolean value.</text:p>
          </table:table-cell>
          <table:table-cell table:style-name="ce1" office:value-type="string">
            <text:p>Can the item be allocated to either of the 'Mech's side Torso (Left and Right) locations? <text:s/>This is a boolean value.</text:p>
          </table:table-cell>
          <table:table-cell table:style-name="ce1" office:value-type="string">
            <text:p>Can the item be allocated to either of the 'Mech's Arm locations? <text:s/>This is a boolean value.</text:p>
          </table:table-cell>
          <table:table-cell table:style-name="ce1" office:value-type="string">
            <text:p>Can the item be allocated to either of the 'Mech's Leg (Left and Right) locations? <text:s/>This is a boolean value.</text:p>
          </table:table-cell>
          <table:table-cell table:style-name="ce1" office:value-type="string">
            <text:p>Can the item split between two locations? <text:s/>This is a boolean value. <text:s/>Normally only large ballistic weapons can split (AC-20s and the like).</text:p>
          </table:table-cell>
          <table:table-cell table:style-name="ce1" office:value-type="string">
            <text:p>Whether the item requires the removal of the hand and lower arm actuators on an OmniMech when allocated to an Arm location. <text:s/>This is a boolean value.</text:p>
          </table:table-cell>
          <table:table-cell table:style-name="ce1" office:value-type="string">
            <text:p>Can the item be allocated to the Front location of a vehicle? <text:s/>This is a boolean value.</text:p>
          </table:table-cell>
          <table:table-cell table:style-name="ce1" office:value-type="string">
            <text:p>Can the item be allocated to either Side location of a vehicle? <text:s/>This is a boolean value.</text:p>
          </table:table-cell>
          <table:table-cell table:style-name="ce1" office:value-type="string">
            <text:p>Can the item be allocated to the Rear location of a vehicle? <text:s/>This is a boolean value.</text:p>
          </table:table-cell>
          <table:table-cell table:style-name="ce1" office:value-type="string">
            <text:p>Can the item be allocated to the Turret location of a vehicle? <text:s/>This is a boolean value.</text:p>
          </table:table-cell>
          <table:table-cell table:style-name="ce1" office:value-type="string">
            <text:p>Can the item be allocated to the Body location of a vehicle? <text:s/>This is a boolean value. <text:s/>Normally only ammunition and certain equipment can be allocated to the Body, not weapons.</text:p>
          </table:table-cell>
          <table:table-cell table:style-name="ce1" office:value-type="string">
            <text:p>Whether the item requires a Fusion engine to be installed on the unit. <text:s/>This is a boolean value.</text:p>
          </table:table-cell>
          <table:table-cell table:style-name="ce1" office:value-type="string">
            <text:p>Whether the item requires a Nuclear engine (of any sort, Fusion is included in that category) to be installed on the unit. <text:s/>This is a boolean value.</text:p>
          </table:table-cell>
          <table:table-cell table:style-name="ce1" office:value-type="string">
            <text:p>Whether the item require power amplifiers when being used with a non-nuclear engine. <text:s/>This is a boolean value.</text:p>
          </table:table-cell>
          <table:table-cell table:style-name="ce1" office:value-type="string">
            <text:p>Whether the item is a One-Use item (typically One-Shot missile launchers and Rocket Launchers). <text:s/>This is a boolean value.</text:p>
          </table:table-cell>
          <table:table-cell table:style-name="ce1" office:value-type="string">
            <text:p>Does the item have the same capabilities as a Streak launcher? <text:s/>This should only be flagged true for cluster weapons, although it is ignored if the weapon is not clustered. <text:s/>This is a boolean value.</text:p>
          </table:table-cell>
          <table:table-cell table:style-name="ce1" office:value-type="string">
            <text:p>Whether the item has the capabilities of an Ultra autocannon. <text:s/>This is ignored if the weapon class is not Ballistic (use clustered damage instead). <text:s/>This is a boolean value.</text:p>
          </table:table-cell>
          <table:table-cell table:style-name="ce1" office:value-type="string">
            <text:p>Whether the item has the capabilities of an Rotary autocannon. <text:s/>This is ignored if the weapon class is not Ballistic (use clustered damage instead). <text:s/>This is a boolean value.</text:p>
          </table:table-cell>
          <table:table-cell table:style-name="ce1" office:value-type="string">
            <text:p>Does the item explode when it suffers a critical hit? <text:s/>It usually does not matter how much the item explodes for when calculating BV of the unit, only the fact that this flag is set is important. <text:s/>This is a boolean value.</text:p>
          </table:table-cell>
          <table:table-cell table:style-name="ce1" office:value-type="string">
            <text:p>Can the item use a targeting computer? <text:s/>This is a boolean value.</text:p>
          </table:table-cell>
          <table:table-cell table:style-name="ce1" office:value-type="string">
            <text:p>Can the item be a part of an Array? <text:s/>This should only be set for items that have a corresponding array already hard-coded into SSW. <text:s/>In other words, you will have to recompile after adding the array with the weapon and flag the weapon as array-capable. <text:s/>This is a boolean value. <text:s/>Always set FALSE to be safe, but it will be ignored unless there is a suitable array within SSW for the weapon.</text:p>
          </table:table-cell>
          <table:table-cell table:style-name="ce1" office:value-type="string">
            <text:p>Can the item be used with a PPC capacitor? <text:s/>This is a boolean value. <text:s/>A capacitor's BV within SSW is figured on the fly for any weapon it is attached to. <text:s/>(I think) This will be ignored unless the weapon is an energy weapon, but it does not matter whether the weapon has a name containing PPC or whatever.</text:p>
          </table:table-cell>
          <table:table-cell table:style-name="ce1" office:value-type="string">
            <text:p>Can the item be fitted with a Laser Insulator? <text:s/>This is a boolean value. <text:s/>I'm pretty sure this is ignored for anything that is not an energy weapon, but it does not matter whether the item contains “Laser” in its name or not.</text:p>
          </table:table-cell>
          <table:table-cell table:style-name="ce1" office:value-type="string">
            <text:p>Can the item use Caseless ammunition? <text:s/>This is a boolean value. <text:s/>If set to TRUE the weapon can be switched over to caseless by right-clicking it once selected as equipment.</text:p>
          </table:table-cell>
          <table:table-cell table:style-name="ce1" office:value-type="string">
            <text:p>The ammunition index the weapon uses on the Ammunition table when set to use caseless ammunition. <text:s/>When SSW searches for caseless ammunition for this weapon, it will retrieve all ammunition with the same index. <text:s/>SSW remembers the normal ammunition index for the weapon.</text:p>
          </table:table-cell>
          <table:table-cell table:style-name="ce1" office:value-type="string">
            <text:p>Whether the item can use a Fire Control System, such as Artemis-IV, Artemis-V, or the Apollo FCS for MRMs. <text:s/>This is a boolean value and is ignored unless the weapon class is missile.</text:p>
          </table:table-cell>
          <table:table-cell table:style-name="ce1" office:value-type="string">
            <text:p>This is the type of Fire Control System that the item is eligible to use. <text:s/>0 = none, 1 = Artemis -IV, 2 = Artemis-IV and Artemis-V, 3 = Apollo FCS. <text:s/>This is ignored unless the A-IV flag is set to TRUE.</text:p>
          </table:table-cell>
          <table:table-cell table:style-name="ce1" office:value-type="string">
            <text:p>This is the Chat Name of the item, used when exporting the 'Mech to chat. <text:s/>This should be a shortened abbreviation of the item name.</text:p>
          </table:table-cell>
          <table:table-cell table:style-name="ce1" office:value-type="string">
            <text:p>The book that the item stats appeared in, or the current book that should be referenced when searching for information about the item.</text:p>
          </table:table-cell>
          <table:table-cell table:style-name="ce1" office:value-type="string">
            <text:p>Any BattleForce abilities the item has. <text:s/>This field is comma-separated.</text:p>
          </table:table-cell>
          <table:table-cell table:style-name="ce5" table:number-columns-repeated="156"/>
          <table:table-cell table:style-name="ce1" table:number-columns-repeated="763"/>
        </table:table-row>
        <table:table-row table:style-name="ro3">
          <table:table-cell table:style-name="ce2"/>
          <table:table-cell table:style-name="ce3" table:number-columns-repeated="5"/>
          <table:table-cell table:number-columns-repeated="7"/>
          <table:table-cell table:style-name="ce3" table:number-columns-repeated="5"/>
          <table:table-cell/>
          <table:table-cell table:style-name="ce3"/>
          <table:table-cell table:style-name="ce8"/>
          <table:table-cell table:style-name="ce10"/>
          <table:table-cell table:style-name="ce8"/>
          <table:table-cell table:style-name="ce10"/>
          <table:table-cell table:style-name="ce3"/>
          <table:table-cell table:style-name="ce8"/>
          <table:table-cell table:style-name="ce10"/>
          <table:table-cell table:style-name="ce3"/>
          <table:table-cell/>
          <table:table-cell table:style-name="ce3" table:number-columns-repeated="6"/>
          <table:table-cell/>
          <table:table-cell table:style-name="ce3"/>
          <table:table-cell table:style-name="ce8"/>
          <table:table-cell/>
          <table:table-cell table:style-name="ce8"/>
          <table:table-cell table:style-name="ce11"/>
          <table:table-cell table:style-name="ce3"/>
          <table:table-cell table:style-name="ce8"/>
          <table:table-cell table:style-name="ce11"/>
          <table:table-cell table:style-name="ce3"/>
          <table:table-cell/>
          <table:table-cell table:style-name="ce3"/>
          <table:table-cell table:number-columns-repeated="13"/>
          <table:table-cell table:style-name="ce8"/>
          <table:table-cell table:number-columns-repeated="9"/>
          <table:table-cell table:style-name="ce8"/>
          <table:table-cell table:number-columns-repeated="2"/>
          <table:table-cell table:style-name="ce8" table:number-columns-repeated="26"/>
          <table:table-cell/>
          <table:table-cell table:style-name="ce8"/>
          <table:table-cell table:style-name="ce11"/>
          <table:table-cell table:style-name="ce3" table:number-columns-repeated="3"/>
          <table:table-cell table:number-columns-repeated="919"/>
        </table:table-row>
        <table:table-row table:style-name="ro3" table:number-rows-repeated="316">
          <table:table-cell table:style-name="Default" table:number-columns-repeated="1024"/>
        </table:table-row>
        <table:table-row table:style-name="ro3" table:number-rows-repeated="652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ysicalWeapons" table:style-name="ta1">
        <table:table-column table:style-name="co41" table:number-columns-repeated="3" table:default-cell-style-name="ce3"/>
        <table:table-column table:style-name="co42" table:default-cell-style-name="ce3"/>
        <table:table-column table:style-name="co43" table:default-cell-style-name="ce3"/>
        <table:table-column table:style-name="co12" table:number-columns-repeated="2" table:default-cell-style-name="ce3"/>
        <table:table-column table:style-name="co44" table:number-columns-repeated="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47" table:default-cell-style-name="ce3"/>
        <table:table-column table:style-name="co46" table:default-cell-style-name="ce3"/>
        <table:table-column table:style-name="co48" table:default-cell-style-name="ce3"/>
        <table:table-column table:style-name="co49" table:default-cell-style-name="ce3"/>
        <table:table-column table:style-name="co50" table:number-columns-repeated="2" table:default-cell-style-name="ce3"/>
        <table:table-column table:style-name="co11" table:default-cell-style-name="ce3"/>
        <table:table-column table:style-name="co18" table:default-cell-style-name="ce3"/>
        <table:table-column table:style-name="co44" table:default-cell-style-name="ce3"/>
        <table:table-column table:style-name="co18" table:default-cell-style-name="ce3"/>
        <table:table-column table:style-name="co44" table:default-cell-style-name="ce3"/>
        <table:table-column table:style-name="co51" table:default-cell-style-name="ce3"/>
        <table:table-column table:style-name="co18" table:default-cell-style-name="ce3"/>
        <table:table-column table:style-name="co50" table:default-cell-style-name="ce3"/>
        <table:table-column table:style-name="co11" table:default-cell-style-name="ce3"/>
        <table:table-column table:style-name="co50" table:default-cell-style-name="ce3"/>
        <table:table-column table:style-name="co52" table:default-cell-style-name="ce3"/>
        <table:table-column table:style-name="co51" table:default-cell-style-name="ce3"/>
        <table:table-column table:style-name="co53" table:default-cell-style-name="ce3"/>
        <table:table-column table:style-name="co51" table:number-columns-repeated="2" table:default-cell-style-name="ce3"/>
        <table:table-column table:style-name="co50" table:number-columns-repeated="2" table:default-cell-style-name="ce3"/>
        <table:table-column table:style-name="co54" table:default-cell-style-name="ce3"/>
        <table:table-column table:style-name="co18" table:default-cell-style-name="ce3"/>
        <table:table-column table:style-name="co44" table:default-cell-style-name="ce3"/>
        <table:table-column table:style-name="co18" table:default-cell-style-name="ce3"/>
        <table:table-column table:style-name="co44" table:default-cell-style-name="ce3"/>
        <table:table-column table:style-name="co51" table:default-cell-style-name="ce3"/>
        <table:table-column table:style-name="co18" table:default-cell-style-name="ce3"/>
        <table:table-column table:style-name="co44" table:default-cell-style-name="ce3"/>
        <table:table-column table:style-name="co39" table:default-cell-style-name="ce3"/>
        <table:table-column table:style-name="co44" table:default-cell-style-name="ce3"/>
        <table:table-column table:style-name="co39" table:default-cell-style-name="ce3"/>
        <table:table-column table:style-name="co55" table:default-cell-style-name="ce14"/>
        <table:table-column table:style-name="co56" table:default-cell-style-name="ce3"/>
        <table:table-column table:style-name="co18" table:default-cell-style-name="ce3"/>
        <table:table-column table:style-name="co57" table:default-cell-style-name="ce3"/>
        <table:table-column table:style-name="co42" table:default-cell-style-name="ce3"/>
        <table:table-column table:style-name="co58" table:default-cell-style-name="ce14"/>
        <table:table-column table:style-name="co15" table:number-columns-repeated="2" table:default-cell-style-name="ce3"/>
        <table:table-column table:style-name="co6" table:default-cell-style-name="ce14"/>
        <table:table-column table:style-name="co59" table:default-cell-style-name="ce3"/>
        <table:table-column table:style-name="co44" table:default-cell-style-name="ce3"/>
        <table:table-column table:style-name="co14" table:number-columns-repeated="3" table:default-cell-style-name="ce3"/>
        <table:table-column table:style-name="co60" table:default-cell-style-name="ce14"/>
        <table:table-column table:style-name="co9" table:default-cell-style-name="ce3"/>
        <table:table-column table:style-name="co18" table:number-columns-repeated="13" table:default-cell-style-name="ce3"/>
        <table:table-column table:style-name="co44" table:default-cell-style-name="ce3"/>
        <table:table-column table:style-name="co61" table:default-cell-style-name="ce3"/>
        <table:table-column table:style-name="co42" table:default-cell-style-name="ce3"/>
        <table:table-column table:style-name="co39" table:number-columns-repeated="14" table:default-cell-style-name="ce3"/>
        <table:table-column table:style-name="co40" table:number-columns-repeated="931" table:default-cell-style-name="ce3"/>
        <table:table-row table:style-name="ro2">
          <table:table-cell table:number-columns-repeated="7"/>
          <table:table-cell table:style-name="ce12" office:value-type="string">
            <text:p>Rules</text:p>
          </table:table-cell>
          <table:table-cell table:style-name="ce12" table:number-columns-repeated="5"/>
          <table:table-cell table:style-name="ce12" office:value-type="string">
            <text:p>Inner Sphere Availability</text:p>
          </table:table-cell>
          <table:table-cell table:style-name="ce2" table:number-columns-repeated="7"/>
          <table:table-cell table:style-name="ce13"/>
          <table:table-cell table:style-name="ce2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3"/>
          <table:table-cell table:style-name="ce12" office:value-type="string">
            <text:p>Clan Availability</text:p>
          </table:table-cell>
          <table:table-cell table:style-name="ce2" table:number-columns-repeated="16"/>
          <table:table-cell table:number-columns-repeated="11"/>
          <table:table-cell office:value-type="string">
            <text:p>ToHit</text:p>
          </table:table-cell>
          <table:table-cell table:number-columns-repeated="965"/>
        </table:table-row>
        <table:table-row table:style-name="ro2">
          <table:table-cell office:value-type="string">
            <text:p>Lookup</text:p>
          </table:table-cell>
          <table:table-cell office:value-type="string">
            <text:p>Actual</text:p>
          </table:table-cell>
          <table:table-cell office:value-type="string">
            <text:p>Crit</text:p>
          </table:table-cell>
          <table:table-cell office:value-type="string">
            <text:p>Chat</text:p>
          </table:table-cell>
          <table:table-cell office:value-type="string">
            <text:p>MegaMek</text:p>
          </table:table-cell>
          <table:table-cell office:value-type="string">
            <text:p>Type</text:p>
          </table:table-cell>
          <table:table-cell office:value-type="string">
            <text:p>Specials</text:p>
          </table:table-cell>
          <table:table-cell table:style-name="ce2" office:value-type="string">
            <text:p>Tbase</text:p>
          </table:table-cell>
          <table:table-cell table:style-name="ce2" office:value-type="string">
            <text:p>BM</text:p>
          </table:table-cell>
          <table:table-cell table:style-name="ce2" office:value-type="string">
            <text:p>IM</text:p>
          </table:table-cell>
          <table:table-cell table:style-name="ce2" office:value-type="string">
            <text:p>CV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CF</text:p>
          </table:table-cell>
          <table:table-cell table:style-name="ce2" office:value-type="string">
            <text:p>Tech</text:p>
          </table:table-cell>
          <table:table-cell table:style-name="ce2" office:value-type="string">
            <text:p>SL</text:p>
          </table:table-cell>
          <table:table-cell table:style-name="ce2" office:value-type="string">
            <text:p>SW</text:p>
          </table:table-cell>
          <table:table-cell table:style-name="ce2" office:value-type="string">
            <text:p>CI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Intro</text:p>
          </table:table-cell>
          <table:table-cell table:style-name="ce2" office:value-type="string">
            <text:p>Ifac</text:p>
          </table:table-cell>
          <table:table-cell table:style-name="ce2" office:value-type="string">
            <text:p>Extinct</text:p>
          </table:table-cell>
          <table:table-cell table:style-name="ce13" office:value-type="string">
            <text:p>Eyear</text:p>
          </table:table-cell>
          <table:table-cell table:style-name="ce2" office:value-type="string">
            <text:p>ReIntro</text:p>
          </table:table-cell>
          <table:table-cell table:style-name="ce13" office:value-type="string">
            <text:p>RIYear</text:p>
          </table:table-cell>
          <table:table-cell table:style-name="ce2" office:value-type="string">
            <text:p>RIFac</text:p>
          </table:table-cell>
          <table:table-cell table:style-name="ce2" office:value-type="string">
            <text:p>Prototype</text:p>
          </table:table-cell>
          <table:table-cell table:style-name="ce13" office:value-type="string">
            <text:p>R&amp;DYear</text:p>
          </table:table-cell>
          <table:table-cell table:style-name="ce2" office:value-type="string">
            <text:p>R&amp;DFac</text:p>
          </table:table-cell>
          <table:table-cell table:style-name="ce2" office:value-type="string">
            <text:p>Pyear</text:p>
          </table:table-cell>
          <table:table-cell table:style-name="ce2" office:value-type="string">
            <text:p>Pfac</text:p>
          </table:table-cell>
          <table:table-cell table:style-name="ce2" office:value-type="string">
            <text:p>Tech</text:p>
          </table:table-cell>
          <table:table-cell table:style-name="ce2" office:value-type="string">
            <text:p>SL</text:p>
          </table:table-cell>
          <table:table-cell table:style-name="ce2" office:value-type="string">
            <text:p>SW</text:p>
          </table:table-cell>
          <table:table-cell table:style-name="ce2" office:value-type="string">
            <text:p>CI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Intro</text:p>
          </table:table-cell>
          <table:table-cell table:style-name="ce2" office:value-type="string">
            <text:p>Ifac</text:p>
          </table:table-cell>
          <table:table-cell table:style-name="ce2" office:value-type="string">
            <text:p>Extinct</text:p>
          </table:table-cell>
          <table:table-cell table:style-name="ce2" office:value-type="string">
            <text:p>Eyear</text:p>
          </table:table-cell>
          <table:table-cell table:style-name="ce2" office:value-type="string">
            <text:p>ReIntro</text:p>
          </table:table-cell>
          <table:table-cell table:style-name="ce2" office:value-type="string">
            <text:p>RIYear</text:p>
          </table:table-cell>
          <table:table-cell table:style-name="ce2" office:value-type="string">
            <text:p>RIFac</text:p>
          </table:table-cell>
          <table:table-cell table:style-name="ce2" office:value-type="string">
            <text:p>Prototype</text:p>
          </table:table-cell>
          <table:table-cell table:style-name="ce2" office:value-type="string">
            <text:p>R&amp;DYear</text:p>
          </table:table-cell>
          <table:table-cell table:style-name="ce2" office:value-type="string">
            <text:p>R&amp;DFac</text:p>
          </table:table-cell>
          <table:table-cell table:style-name="ce2" office:value-type="string">
            <text:p>Pyear</text:p>
          </table:table-cell>
          <table:table-cell table:style-name="ce2" office:value-type="string">
            <text:p>Pfac</text:p>
          </table:table-cell>
          <table:table-cell table:style-name="ce3" office:value-type="string">
            <text:p>TonMult</text:p>
          </table:table-cell>
          <table:table-cell office:value-type="string">
            <text:p>TonAdd</text:p>
          </table:table-cell>
          <table:table-cell office:value-type="string">
            <text:p>RoundToHalfTon</text:p>
          </table:table-cell>
          <table:table-cell office:value-type="string">
            <text:p>CostMult</text:p>
          </table:table-cell>
          <table:table-cell office:value-type="string">
            <text:p>CostAdd</text:p>
          </table:table-cell>
          <table:table-cell table:style-name="ce3" office:value-type="string">
            <text:p>BVMult</text:p>
          </table:table-cell>
          <table:table-cell office:value-type="string">
            <text:p>BVAdd</text:p>
          </table:table-cell>
          <table:table-cell office:value-type="string">
            <text:p>DefBV</text:p>
          </table:table-cell>
          <table:table-cell table:style-name="ce3" office:value-type="string">
            <text:p>CritMult</text:p>
          </table:table-cell>
          <table:table-cell office:value-type="string">
            <text:p>CritAdd</text:p>
          </table:table-cell>
          <table:table-cell office:value-type="string">
            <text:p>Heat</text:p>
          </table:table-cell>
          <table:table-cell office:value-type="string">
            <text:p>Sht</text:p>
          </table:table-cell>
          <table:table-cell office:value-type="string">
            <text:p>Med</text:p>
          </table:table-cell>
          <table:table-cell office:value-type="string">
            <text:p>Lng</text:p>
          </table:table-cell>
          <table:table-cell table:style-name="ce3" office:value-type="string">
            <text:p>DamageMult</text:p>
          </table:table-cell>
          <table:table-cell office:value-type="string">
            <text:p>DamageAdd</text:p>
          </table:table-cell>
          <table:table-cell office:value-type="string">
            <text:p>HD</text:p>
          </table:table-cell>
          <table:table-cell office:value-type="string">
            <text:p>CT</text:p>
          </table:table-cell>
          <table:table-cell office:value-type="string">
            <text:p>Torso</text:p>
          </table:table-cell>
          <table:table-cell office:value-type="string">
            <text:p>Arm</text:p>
          </table:table-cell>
          <table:table-cell office:value-type="string">
            <text:p>Leg</text:p>
          </table:table-cell>
          <table:table-cell office:value-type="string">
            <text:p>Split</text:p>
          </table:table-cell>
          <table:table-cell office:value-type="string">
            <text:p>RequiresLowerArm</text:p>
          </table:table-cell>
          <table:table-cell office:value-type="string">
            <text:p>RequiresHand</text:p>
          </table:table-cell>
          <table:table-cell office:value-type="string">
            <text:p>ReplacesLowerArm</text:p>
          </table:table-cell>
          <table:table-cell office:value-type="string">
            <text:p>ReplacesHand</text:p>
          </table:table-cell>
          <table:table-cell office:value-type="string">
            <text:p>Fusion</text:p>
          </table:table-cell>
          <table:table-cell office:value-type="string">
            <text:p>Nuclear</text:p>
          </table:table-cell>
          <table:table-cell office:value-type="string">
            <text:p>PowerAmps</text:p>
          </table:table-cell>
          <table:table-cell office:value-type="string">
            <text:p>PWClass</text:p>
          </table:table-cell>
          <table:table-cell office:value-type="string">
            <text:p>BookRef</text:p>
          </table:table-cell>
          <table:table-cell office:value-type="string">
            <text:p>BFAbilities</text:p>
          </table:table-cell>
          <table:table-cell office:value-type="string">
            <text:p>HasMechModifier</text:p>
          </table:table-cell>
          <table:table-cell office:value-type="string">
            <text:p>Walkadd</text:p>
          </table:table-cell>
          <table:table-cell office:value-type="string">
            <text:p>Runadd</text:p>
          </table:table-cell>
          <table:table-cell office:value-type="string">
            <text:p>Jumpadd</text:p>
          </table:table-cell>
          <table:table-cell office:value-type="string">
            <text:p>RunMult</text:p>
          </table:table-cell>
          <table:table-cell office:value-type="string">
            <text:p>PSRMod</text:p>
          </table:table-cell>
          <table:table-cell office:value-type="string">
            <text:p>GSRMod</text:p>
          </table:table-cell>
          <table:table-cell office:value-type="string">
            <text:p>Heatadd</text:p>
          </table:table-cell>
          <table:table-cell office:value-type="string">
            <text:p>DefBonus</text:p>
          </table:table-cell>
          <table:table-cell office:value-type="string">
            <text:p>MinDefBonus</text:p>
          </table:table-cell>
          <table:table-cell office:value-type="string">
            <text:p>ArmorMult</text:p>
          </table:table-cell>
          <table:table-cell office:value-type="string">
            <text:p>InternalMult</text:p>
          </table:table-cell>
          <table:table-cell office:value-type="string">
            <text:p>UseForBVMove</text:p>
          </table:table-cell>
          <table:table-cell office:value-type="string">
            <text:p>UseForBVHeat</text:p>
          </table:table-cell>
          <table:table-cell table:number-columns-repeated="931"/>
        </table:table-row>
        <table:table-row table:style-name="ro3" table:number-rows-repeated="25">
          <table:table-cell table:style-name="Default" table:number-columns-repeated="1024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pment" table:style-name="ta1">
        <table:table-column table:style-name="co62" table:default-cell-style-name="ce3"/>
        <table:table-column table:style-name="co63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70" table:default-cell-style-name="ce3"/>
        <table:table-column table:style-name="co49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71" table:default-cell-style-name="ce3"/>
        <table:table-column table:style-name="co46" table:default-cell-style-name="ce3"/>
        <table:table-column table:style-name="co48" table:default-cell-style-name="ce3"/>
        <table:table-column table:style-name="co49" table:default-cell-style-name="ce3"/>
        <table:table-column table:style-name="co72" table:number-columns-repeated="2" table:default-cell-style-name="ce3"/>
        <table:table-column table:style-name="co64" table:default-cell-style-name="ce3"/>
        <table:table-column table:style-name="co73" table:default-cell-style-name="ce3"/>
        <table:table-column table:style-name="co74" table:default-cell-style-name="ce3"/>
        <table:table-column table:style-name="co62" table:default-cell-style-name="ce3"/>
        <table:table-column table:style-name="co73" table:default-cell-style-name="ce3"/>
        <table:table-column table:style-name="co75" table:default-cell-style-name="ce3"/>
        <table:table-column table:style-name="co76" table:number-columns-repeated="2" table:default-cell-style-name="ce3"/>
        <table:table-column table:style-name="co77" table:default-cell-style-name="ce3"/>
        <table:table-column table:style-name="co74" table:default-cell-style-name="ce3"/>
        <table:table-column table:style-name="co78" table:default-cell-style-name="ce3"/>
        <table:table-column table:style-name="co79" table:default-cell-style-name="ce3"/>
        <table:table-column table:style-name="co46" table:default-cell-style-name="ce3"/>
        <table:table-column table:style-name="co48" table:default-cell-style-name="ce3"/>
        <table:table-column table:style-name="co49" table:default-cell-style-name="ce3"/>
        <table:table-column table:style-name="co72" table:number-columns-repeated="2" table:default-cell-style-name="ce3"/>
        <table:table-column table:style-name="co64" table:default-cell-style-name="ce3"/>
        <table:table-column table:style-name="co73" table:default-cell-style-name="ce3"/>
        <table:table-column table:style-name="co74" table:default-cell-style-name="ce3"/>
        <table:table-column table:style-name="co62" table:default-cell-style-name="ce3"/>
        <table:table-column table:style-name="co73" table:default-cell-style-name="ce3"/>
        <table:table-column table:style-name="co75" table:default-cell-style-name="ce3"/>
        <table:table-column table:style-name="co76" table:number-columns-repeated="2" table:default-cell-style-name="ce3"/>
        <table:table-column table:style-name="co77" table:default-cell-style-name="ce3"/>
        <table:table-column table:style-name="co74" table:default-cell-style-name="ce3"/>
        <table:table-column table:style-name="co78" table:default-cell-style-name="ce3"/>
        <table:table-column table:style-name="co80" table:default-cell-style-name="ce3"/>
        <table:table-column table:style-name="co81" table:default-cell-style-name="ce3"/>
        <table:table-column table:style-name="co82" table:default-cell-style-name="ce3"/>
        <table:table-column table:style-name="co83" table:default-cell-style-name="ce3"/>
        <table:table-column table:style-name="co60" table:default-cell-style-name="ce3"/>
        <table:table-column table:style-name="co72" table:default-cell-style-name="ce3"/>
        <table:table-column table:style-name="co84" table:default-cell-style-name="ce3"/>
        <table:table-column table:style-name="co65" table:default-cell-style-name="ce3"/>
        <table:table-column table:style-name="co78" table:default-cell-style-name="ce3"/>
        <table:table-column table:style-name="co76" table:default-cell-style-name="ce3"/>
        <table:table-column table:style-name="co84" table:default-cell-style-name="ce3"/>
        <table:table-column table:style-name="co80" table:default-cell-style-name="ce3"/>
        <table:table-column table:style-name="co78" table:default-cell-style-name="ce3"/>
        <table:table-column table:style-name="co85" table:default-cell-style-name="ce3"/>
        <table:table-column table:style-name="co86" table:default-cell-style-name="ce3"/>
        <table:table-column table:style-name="co54" table:default-cell-style-name="ce3"/>
        <table:table-column table:style-name="co87" table:default-cell-style-name="ce3"/>
        <table:table-column table:style-name="co88" table:default-cell-style-name="ce3"/>
        <table:table-column table:style-name="co64" table:default-cell-style-name="ce3"/>
        <table:table-column table:style-name="co70" table:default-cell-style-name="ce3"/>
        <table:table-column table:style-name="co45" table:default-cell-style-name="ce3"/>
        <table:table-column table:style-name="co74" table:default-cell-style-name="ce3"/>
        <table:table-column table:style-name="co89" table:default-cell-style-name="ce3"/>
        <table:table-column table:style-name="co67" table:default-cell-style-name="ce3"/>
        <table:table-column table:style-name="co72" table:default-cell-style-name="ce3"/>
        <table:table-column table:style-name="co90" table:default-cell-style-name="ce3"/>
        <table:table-column table:style-name="co91" table:default-cell-style-name="ce3"/>
        <table:table-column table:style-name="co92" table:default-cell-style-name="ce3"/>
        <table:table-column table:style-name="co93" table:default-cell-style-name="ce3"/>
        <table:table-column table:style-name="co67" table:default-cell-style-name="ce3"/>
        <table:table-column table:style-name="co75" table:default-cell-style-name="ce3"/>
        <table:table-column table:style-name="co80" table:default-cell-style-name="ce3"/>
        <table:table-column table:style-name="co67" table:default-cell-style-name="ce3"/>
        <table:table-column table:style-name="co76" table:default-cell-style-name="ce3"/>
        <table:table-column table:style-name="co94" table:default-cell-style-name="ce3"/>
        <table:table-column table:style-name="co95" table:default-cell-style-name="ce3"/>
        <table:table-column table:style-name="co96" table:default-cell-style-name="ce3"/>
        <table:table-column table:style-name="co97" table:number-columns-repeated="940" table:default-cell-style-name="ce3"/>
        <table:table-row table:style-name="ro3">
          <table:table-cell table:number-columns-repeated="7"/>
          <table:table-cell table:style-name="ce12" office:value-type="string">
            <text:p>Rules</text:p>
          </table:table-cell>
          <table:table-cell table:style-name="ce12" table:number-columns-repeated="5"/>
          <table:table-cell table:style-name="ce12" office:value-type="string">
            <text:p>Inner Sphere Availability</text:p>
          </table:table-cell>
          <table:table-cell table:style-name="ce2" table:number-columns-repeated="7"/>
          <table:table-cell table:style-name="ce13"/>
          <table:table-cell table:style-name="ce2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3"/>
          <table:table-cell table:style-name="ce12" office:value-type="string">
            <text:p>Clan Availability</text:p>
          </table:table-cell>
          <table:table-cell table:style-name="ce2" table:number-columns-repeated="16"/>
          <table:table-cell table:number-columns-repeated="13"/>
          <table:table-cell office:value-type="string">
            <text:p>Range</text:p>
          </table:table-cell>
          <table:table-cell table:number-columns-repeated="963"/>
        </table:table-row>
        <table:table-row table:style-name="ro2">
          <table:table-cell office:value-type="string">
            <text:p>Lookup</text:p>
          </table:table-cell>
          <table:table-cell office:value-type="string">
            <text:p>Actual</text:p>
          </table:table-cell>
          <table:table-cell office:value-type="string">
            <text:p>Crit</text:p>
          </table:table-cell>
          <table:table-cell office:value-type="string">
            <text:p>Chat</text:p>
          </table:table-cell>
          <table:table-cell office:value-type="string">
            <text:p>MegaMek</text:p>
          </table:table-cell>
          <table:table-cell office:value-type="string">
            <text:p>Type</text:p>
          </table:table-cell>
          <table:table-cell office:value-type="string">
            <text:p>Special</text:p>
          </table:table-cell>
          <table:table-cell table:style-name="ce2" office:value-type="string">
            <text:p>Tbase</text:p>
          </table:table-cell>
          <table:table-cell table:style-name="ce2" office:value-type="string">
            <text:p>BM</text:p>
          </table:table-cell>
          <table:table-cell table:style-name="ce2" office:value-type="string">
            <text:p>IM</text:p>
          </table:table-cell>
          <table:table-cell table:style-name="ce2" office:value-type="string">
            <text:p>CV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CF</text:p>
          </table:table-cell>
          <table:table-cell table:style-name="ce2" office:value-type="string">
            <text:p>Tech</text:p>
          </table:table-cell>
          <table:table-cell table:style-name="ce2" office:value-type="string">
            <text:p>SL</text:p>
          </table:table-cell>
          <table:table-cell table:style-name="ce2" office:value-type="string">
            <text:p>SW</text:p>
          </table:table-cell>
          <table:table-cell table:style-name="ce2" office:value-type="string">
            <text:p>CI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Intro</text:p>
          </table:table-cell>
          <table:table-cell table:style-name="ce2" office:value-type="string">
            <text:p>Ifac</text:p>
          </table:table-cell>
          <table:table-cell table:style-name="ce2" office:value-type="string">
            <text:p>Extinct</text:p>
          </table:table-cell>
          <table:table-cell table:style-name="ce13" office:value-type="string">
            <text:p>Eyear</text:p>
          </table:table-cell>
          <table:table-cell table:style-name="ce2" office:value-type="string">
            <text:p>ReIntro</text:p>
          </table:table-cell>
          <table:table-cell table:style-name="ce13" office:value-type="string">
            <text:p>RIYear</text:p>
          </table:table-cell>
          <table:table-cell table:style-name="ce2" office:value-type="string">
            <text:p>RIFac</text:p>
          </table:table-cell>
          <table:table-cell table:style-name="ce2" office:value-type="string">
            <text:p>Prototype</text:p>
          </table:table-cell>
          <table:table-cell table:style-name="ce13" office:value-type="string">
            <text:p>R&amp;DYear</text:p>
          </table:table-cell>
          <table:table-cell table:style-name="ce2" office:value-type="string">
            <text:p>R&amp;DFac</text:p>
          </table:table-cell>
          <table:table-cell table:style-name="ce2" office:value-type="string">
            <text:p>Pyear</text:p>
          </table:table-cell>
          <table:table-cell table:style-name="ce2" office:value-type="string">
            <text:p>Pfac</text:p>
          </table:table-cell>
          <table:table-cell table:style-name="ce2" office:value-type="string">
            <text:p>Tech</text:p>
          </table:table-cell>
          <table:table-cell table:style-name="ce2" office:value-type="string">
            <text:p>SL</text:p>
          </table:table-cell>
          <table:table-cell table:style-name="ce2" office:value-type="string">
            <text:p>SW</text:p>
          </table:table-cell>
          <table:table-cell table:style-name="ce2" office:value-type="string">
            <text:p>CI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Intro</text:p>
          </table:table-cell>
          <table:table-cell table:style-name="ce2" office:value-type="string">
            <text:p>Ifac</text:p>
          </table:table-cell>
          <table:table-cell table:style-name="ce2" office:value-type="string">
            <text:p>Extinct</text:p>
          </table:table-cell>
          <table:table-cell table:style-name="ce2" office:value-type="string">
            <text:p>Eyear</text:p>
          </table:table-cell>
          <table:table-cell table:style-name="ce2" office:value-type="string">
            <text:p>ReIntro</text:p>
          </table:table-cell>
          <table:table-cell table:style-name="ce2" office:value-type="string">
            <text:p>RIYear</text:p>
          </table:table-cell>
          <table:table-cell table:style-name="ce2" office:value-type="string">
            <text:p>RIFac</text:p>
          </table:table-cell>
          <table:table-cell table:style-name="ce2" office:value-type="string">
            <text:p>Prototype</text:p>
          </table:table-cell>
          <table:table-cell table:style-name="ce2" office:value-type="string">
            <text:p>R&amp;DYear</text:p>
          </table:table-cell>
          <table:table-cell table:style-name="ce2" office:value-type="string">
            <text:p>R&amp;DFac</text:p>
          </table:table-cell>
          <table:table-cell table:style-name="ce2" office:value-type="string">
            <text:p>Pyear</text:p>
          </table:table-cell>
          <table:table-cell table:style-name="ce2" office:value-type="string">
            <text:p>Pfac</text:p>
          </table:table-cell>
          <table:table-cell office:value-type="string">
            <text:p>Tons</text:p>
          </table:table-cell>
          <table:table-cell office:value-type="string">
            <text:p>Variable</text:p>
          </table:table-cell>
          <table:table-cell office:value-type="string">
            <text:p>Increment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cost</text:p>
          </table:table-cell>
          <table:table-cell office:value-type="string">
            <text:p>CostPerTon</text:p>
          </table:table-cell>
          <table:table-cell office:value-type="string">
            <text:p>OBV</text:p>
          </table:table-cell>
          <table:table-cell office:value-type="string">
            <text:p>DBV</text:p>
          </table:table-cell>
          <table:table-cell office:value-type="string">
            <text:p>NumCrits</text:p>
          </table:table-cell>
          <table:table-cell office:value-type="string">
            <text:p>TonsPerCrit</text:p>
          </table:table-cell>
          <table:table-cell office:value-type="string">
            <text:p>Vspc</text:p>
          </table:table-cell>
          <table:table-cell office:value-type="string">
            <text:p>Heat</text:p>
          </table:table-cell>
          <table:table-cell office:value-type="string">
            <text:p>Sht</text:p>
          </table:table-cell>
          <table:table-cell office:value-type="string">
            <text:p>Med</text:p>
          </table:table-cell>
          <table:table-cell office:value-type="string">
            <text:p>Lng</text:p>
          </table:table-cell>
          <table:table-cell office:value-type="string">
            <text:p>HasAmmo</text:p>
          </table:table-cell>
          <table:table-cell office:value-type="string">
            <text:p>LotSize</text:p>
          </table:table-cell>
          <table:table-cell office:value-type="string">
            <text:p>IDX</text:p>
          </table:table-cell>
          <table:table-cell office:value-type="string">
            <text:p>HD</text:p>
          </table:table-cell>
          <table:table-cell office:value-type="string">
            <text:p>CT</text:p>
          </table:table-cell>
          <table:table-cell office:value-type="string">
            <text:p>Torso</text:p>
          </table:table-cell>
          <table:table-cell office:value-type="string">
            <text:p>Arms</text:p>
          </table:table-cell>
          <table:table-cell office:value-type="string">
            <text:p>Legs</text:p>
          </table:table-cell>
          <table:table-cell office:value-type="string">
            <text:p>Split</text:p>
          </table:table-cell>
          <table:table-cell office:value-type="string">
            <text:p>RequiresQuad</text:p>
          </table:table-cell>
          <table:table-cell office:value-type="string">
            <text:p>NumAllowed</text:p>
          </table:table-cell>
          <table:table-cell office:value-type="string">
            <text:p>Front</text:p>
          </table:table-cell>
          <table:table-cell office:value-type="string">
            <text:p>Sides</text:p>
          </table:table-cell>
          <table:table-cell office:value-type="string">
            <text:p>Rear</text:p>
          </table:table-cell>
          <table:table-cell office:value-type="string">
            <text:p>Turret</text:p>
          </table:table-cell>
          <table:table-cell office:value-type="string">
            <text:p>Body</text:p>
          </table:table-cell>
          <table:table-cell office:value-type="string">
            <text:p>Rear</text:p>
          </table:table-cell>
          <table:table-cell office:value-type="string">
            <text:p>Explosive</text:p>
          </table:table-cell>
          <table:table-cell office:value-type="string">
            <text:p>BookRef</text:p>
          </table:table-cell>
          <table:table-cell office:value-type="string">
            <text:p>BF Abilities</text:p>
          </table:table-cell>
          <table:table-cell office:value-type="string">
            <text:p>NumExceptions</text:p>
          </table:table-cell>
          <table:table-cell table:number-columns-repeated="940"/>
        </table:table-row>
        <table:table-row table:style-name="ro3" table:number-rows-repeated="53">
          <table:table-cell table:style-name="Default" table:number-columns-repeated="1024"/>
        </table:table-row>
        <table:table-row table:style-name="ro3" table:number-rows-repeated="65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mmoMechOnly" table:style-name="ta1">
        <table:table-column table:style-name="co55" table:default-cell-style-name="ce2"/>
        <table:table-column table:style-name="co98" table:default-cell-style-name="ce2"/>
        <table:table-column table:style-name="co99" table:default-cell-style-name="ce2"/>
        <table:table-column table:style-name="co82" table:default-cell-style-name="ce2"/>
        <table:table-column table:style-name="co64" table:default-cell-style-name="ce2"/>
        <table:table-column table:style-name="co100" table:default-cell-style-name="ce2"/>
        <table:table-column table:style-name="co70" table:default-cell-style-name="ce2"/>
        <table:table-column table:style-name="co49" table:default-cell-style-name="ce2"/>
        <table:table-column table:style-name="co45" table:default-cell-style-name="ce2"/>
        <table:table-column table:style-name="co46" table:default-cell-style-name="ce2"/>
        <table:table-column table:style-name="co45" table:default-cell-style-name="ce2"/>
        <table:table-column table:style-name="co80" table:default-cell-style-name="ce2"/>
        <table:table-column table:style-name="co46" table:default-cell-style-name="ce2"/>
        <table:table-column table:style-name="co48" table:default-cell-style-name="ce2"/>
        <table:table-column table:style-name="co49" table:default-cell-style-name="ce2"/>
        <table:table-column table:style-name="co72" table:number-columns-repeated="2" table:default-cell-style-name="ce2"/>
        <table:table-column table:style-name="co64" table:default-cell-style-name="ce2"/>
        <table:table-column table:style-name="co73" table:default-cell-style-name="ce2"/>
        <table:table-column table:style-name="co74" table:default-cell-style-name="ce2"/>
        <table:table-column table:style-name="co62" table:default-cell-style-name="ce2"/>
        <table:table-column table:style-name="co73" table:default-cell-style-name="ce2"/>
        <table:table-column table:style-name="co75" table:default-cell-style-name="ce2"/>
        <table:table-column table:style-name="co76" table:number-columns-repeated="2" table:default-cell-style-name="ce2"/>
        <table:table-column table:style-name="co77" table:default-cell-style-name="ce2"/>
        <table:table-column table:style-name="co74" table:default-cell-style-name="ce2"/>
        <table:table-column table:style-name="co78" table:default-cell-style-name="ce2"/>
        <table:table-column table:style-name="co80" table:default-cell-style-name="ce2"/>
        <table:table-column table:style-name="co46" table:default-cell-style-name="ce2"/>
        <table:table-column table:style-name="co48" table:default-cell-style-name="ce2"/>
        <table:table-column table:style-name="co49" table:default-cell-style-name="ce2"/>
        <table:table-column table:style-name="co72" table:number-columns-repeated="2" table:default-cell-style-name="ce2"/>
        <table:table-column table:style-name="co64" table:default-cell-style-name="ce2"/>
        <table:table-column table:style-name="co73" table:default-cell-style-name="ce2"/>
        <table:table-column table:style-name="co74" table:default-cell-style-name="ce2"/>
        <table:table-column table:style-name="co62" table:default-cell-style-name="ce2"/>
        <table:table-column table:style-name="co73" table:default-cell-style-name="ce2"/>
        <table:table-column table:style-name="co75" table:default-cell-style-name="ce2"/>
        <table:table-column table:style-name="co76" table:number-columns-repeated="2" table:default-cell-style-name="ce2"/>
        <table:table-column table:style-name="co77" table:default-cell-style-name="ce2"/>
        <table:table-column table:style-name="co74" table:default-cell-style-name="ce2"/>
        <table:table-column table:style-name="co78" table:default-cell-style-name="ce2"/>
        <table:table-column table:style-name="co77" table:default-cell-style-name="ce2"/>
        <table:table-column table:style-name="co65" table:number-columns-repeated="2" table:default-cell-style-name="ce2"/>
        <table:table-column table:style-name="co78" table:default-cell-style-name="ce2"/>
        <table:table-column table:style-name="co101" table:default-cell-style-name="ce2"/>
        <table:table-column table:style-name="co102" table:default-cell-style-name="ce2"/>
        <table:table-column table:style-name="co103" table:default-cell-style-name="ce2"/>
        <table:table-column table:style-name="co101" table:default-cell-style-name="ce2"/>
        <table:table-column table:style-name="co102" table:default-cell-style-name="ce2"/>
        <table:table-column table:style-name="co103" table:default-cell-style-name="ce2"/>
        <table:table-column table:style-name="co104" table:default-cell-style-name="ce2"/>
        <table:table-column table:style-name="co62" table:default-cell-style-name="ce2"/>
        <table:table-column table:style-name="co63" table:default-cell-style-name="ce2"/>
        <table:table-column table:style-name="co83" table:default-cell-style-name="ce2"/>
        <table:table-column table:style-name="co101" table:default-cell-style-name="ce2"/>
        <table:table-column table:style-name="co102" table:default-cell-style-name="ce2"/>
        <table:table-column table:style-name="co103" table:default-cell-style-name="ce2"/>
        <table:table-column table:style-name="co105" table:default-cell-style-name="ce2"/>
        <table:table-column table:style-name="co76" table:default-cell-style-name="ce2"/>
        <table:table-column table:style-name="co106" table:default-cell-style-name="ce2"/>
        <table:table-column table:style-name="co98" table:default-cell-style-name="ce2"/>
        <table:table-column table:style-name="co107" table:default-cell-style-name="ce3"/>
        <table:table-column table:style-name="co97" table:number-columns-repeated="33" table:default-cell-style-name="ce3"/>
        <table:table-column table:style-name="co97" table:number-columns-repeated="114" table:default-cell-style-name="ce2"/>
        <table:table-column table:style-name="co97" table:number-columns-repeated="810" table:default-cell-style-name="ce3"/>
        <table:table-row table:style-name="ro2">
          <table:table-cell table:style-name="ce3" office:value-type="string">
            <text:p>Actual Name</text:p>
          </table:table-cell>
          <table:table-cell table:style-name="ce3" office:value-type="string">
            <text:p>Crit Name</text:p>
          </table:table-cell>
          <table:table-cell table:style-name="ce3" office:value-type="string">
            <text:p>LookupName</text:p>
          </table:table-cell>
          <table:table-cell table:style-name="ce3" office:value-type="string">
            <text:p>MM Name</text:p>
          </table:table-cell>
          <table:table-cell table:style-name="ce3" office:value-type="string">
            <text:p>IDX</text:p>
          </table:table-cell>
          <table:table-cell table:style-name="ce3" office:value-type="string">
            <text:p>TechBase</text:p>
          </table:table-cell>
          <table:table-cell table:style-name="ce3" office:value-type="string">
            <text:p>B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CV</text:p>
          </table:table-cell>
          <table:table-cell table:style-name="ce3" office:value-type="string">
            <text:p>AF</text:p>
          </table:table-cell>
          <table:table-cell table:style-name="ce3" office:value-type="string">
            <text:p>CF</text:p>
          </table:table-cell>
          <table:table-cell table:style-name="ce3" office:value-type="string">
            <text:p>Tech</text:p>
          </table:table-cell>
          <table:table-cell table:style-name="ce3" office:value-type="string">
            <text:p>SL</text:p>
          </table:table-cell>
          <table:table-cell table:style-name="ce3" office:value-type="string">
            <text:p>SW</text:p>
          </table:table-cell>
          <table:table-cell table:style-name="ce3" office:value-type="string">
            <text:p>CI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Intro</text:p>
          </table:table-cell>
          <table:table-cell table:style-name="ce3" office:value-type="string">
            <text:p>Ifac</text:p>
          </table:table-cell>
          <table:table-cell table:style-name="ce3" office:value-type="string">
            <text:p>Extinct</text:p>
          </table:table-cell>
          <table:table-cell table:style-name="ce3" office:value-type="string">
            <text:p>Eyear</text:p>
          </table:table-cell>
          <table:table-cell table:style-name="ce3" office:value-type="string">
            <text:p>ReIntro</text:p>
          </table:table-cell>
          <table:table-cell table:style-name="ce3" office:value-type="string">
            <text:p>RIYear</text:p>
          </table:table-cell>
          <table:table-cell table:style-name="ce3" office:value-type="string">
            <text:p>RIFac</text:p>
          </table:table-cell>
          <table:table-cell table:style-name="ce3" office:value-type="string">
            <text:p>Prototype</text:p>
          </table:table-cell>
          <table:table-cell table:style-name="ce3" office:value-type="string">
            <text:p>R&amp;DYear</text:p>
          </table:table-cell>
          <table:table-cell table:style-name="ce3" office:value-type="string">
            <text:p>R&amp;DFac</text:p>
          </table:table-cell>
          <table:table-cell table:style-name="ce3" office:value-type="string">
            <text:p>Pyear</text:p>
          </table:table-cell>
          <table:table-cell table:style-name="ce3" office:value-type="string">
            <text:p>Pfac</text:p>
          </table:table-cell>
          <table:table-cell table:style-name="ce3" office:value-type="string">
            <text:p>Tech</text:p>
          </table:table-cell>
          <table:table-cell table:style-name="ce3" office:value-type="string">
            <text:p>SL</text:p>
          </table:table-cell>
          <table:table-cell table:style-name="ce3" office:value-type="string">
            <text:p>SW</text:p>
          </table:table-cell>
          <table:table-cell table:style-name="ce3" office:value-type="string">
            <text:p>CI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Intro</text:p>
          </table:table-cell>
          <table:table-cell table:style-name="ce3" office:value-type="string">
            <text:p>Ifac</text:p>
          </table:table-cell>
          <table:table-cell table:style-name="ce3" office:value-type="string">
            <text:p>Extinct</text:p>
          </table:table-cell>
          <table:table-cell table:style-name="ce3" office:value-type="string">
            <text:p>Eyear</text:p>
          </table:table-cell>
          <table:table-cell table:style-name="ce3" office:value-type="string">
            <text:p>ReIntro</text:p>
          </table:table-cell>
          <table:table-cell table:style-name="ce3" office:value-type="string">
            <text:p>RIYear</text:p>
          </table:table-cell>
          <table:table-cell table:style-name="ce3" office:value-type="string">
            <text:p>RIFac</text:p>
          </table:table-cell>
          <table:table-cell table:style-name="ce3" office:value-type="string">
            <text:p>Prototype</text:p>
          </table:table-cell>
          <table:table-cell table:style-name="ce3" office:value-type="string">
            <text:p>R&amp;DYear</text:p>
          </table:table-cell>
          <table:table-cell table:style-name="ce3" office:value-type="string">
            <text:p>R&amp;DFac</text:p>
          </table:table-cell>
          <table:table-cell table:style-name="ce3" office:value-type="string">
            <text:p>Pyear</text:p>
          </table:table-cell>
          <table:table-cell table:style-name="ce3" office:value-type="string">
            <text:p>Pfac</text:p>
          </table:table-cell>
          <table:table-cell table:style-name="ce3" office:value-type="string">
            <text:p>Tonnage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OBV</text:p>
          </table:table-cell>
          <table:table-cell table:style-name="ce3" office:value-type="string">
            <text:p>DBV</text:p>
          </table:table-cell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L</text:p>
          </table:table-cell>
          <table:table-cell table:style-name="ce3" office:value-type="string">
            <text:p>Clustered</text:p>
          </table:table-cell>
          <table:table-cell table:style-name="ce3" office:value-type="string">
            <text:p>Cluster</text:p>
          </table:table-cell>
          <table:table-cell table:style-name="ce3" office:value-type="string">
            <text:p>Group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L</text:p>
          </table:table-cell>
          <table:table-cell table:style-name="ce3" office:value-type="string">
            <text:p>Lot Size</text:p>
          </table:table-cell>
          <table:table-cell table:style-name="ce3" office:value-type="string">
            <text:p>Explosive</text:p>
          </table:table-cell>
          <table:table-cell table:style-name="ce3" office:value-type="string">
            <text:p>Weapon Class</text:p>
          </table:table-cell>
          <table:table-cell table:style-name="ce3" office:value-type="string">
            <text:p>FCS Type</text:p>
          </table:table-cell>
          <table:table-cell office:value-type="string">
            <text:p>Book Reference</text:p>
          </table:table-cell>
          <table:table-cell table:number-columns-repeated="957"/>
        </table:table-row>
        <table:table-row table:style-name="ro3" table:number-rows-repeated="668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66"/>
          <table:table-cell table:number-columns-repeated="34"/>
          <table:table-cell table:style-name="ce3" table:number-columns-repeated="114"/>
          <table:table-cell table:number-columns-repeated="810"/>
        </table:table-row>
        <table:table-row table:style-name="ro3" table:number-rows-repeated="648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Sans L" svg:font-family="'Nimbus Sans L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10/21/2013</text:date>, <text:time>17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George Blouin</dc:creator>
    <meta:creation-date>2009-03-25T11:52:50Z</meta:creation-date>
    <dc:date>2013-10-21T17:10:51.69</dc:date>
    <meta:editing-cycles>111</meta:editing-cycles>
    <meta:editing-duration>PT56H25M55S</meta:editing-duration>
    <meta:document-statistic meta:table-count="4" meta:cell-count="478" meta:object-count="0"/>
    <meta:user-defined meta:name="Info 1"/>
    <meta:user-defined meta:name="Info 2"/>
    <meta:user-defined meta:name="Info 3"/>
    <meta:user-defined meta:name="Info 4"/>
  </office:meta>
</office:document-meta>
</file>